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5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66" style:family="paragraph" style:parent-style-name="Standard">
      <style:text-properties officeooo:rsid="003a3930" officeooo:paragraph-rsid="003a3930"/>
    </style:style>
    <style:style style:name="P6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8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9" style:family="paragraph" style:parent-style-name="Standard">
      <style:text-properties officeooo:rsid="0068b0ba" officeooo:paragraph-rsid="0068b0ba"/>
    </style:style>
    <style:style style:name="P70" style:family="paragraph" style:parent-style-name="Standard">
      <style:text-properties officeooo:rsid="0068b0ba" officeooo:paragraph-rsid="006ad8ac"/>
    </style:style>
    <style:style style:name="P7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675fcf" officeooo:paragraph-rsid="00e21fc8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675fcf" officeooo:paragraph-rsid="00e2605b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weight="bold" officeooo:rsid="00675fcf" officeooo:paragraph-rsid="00e5bb36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rsid="00675fcf" officeooo:paragraph-rsid="00e9d96d" style:font-size-asian="14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bold" officeooo:rsid="00675fcf" officeooo:paragraph-rsid="00eb3be6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officeooo:rsid="00675fcf" officeooo:paragraph-rsid="00f1a757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rsid="00675fcf" officeooo:paragraph-rsid="00f4e17e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rsid="00675fcf" officeooo:paragraph-rsid="00f6d3a6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weight="bold" officeooo:rsid="00675fcf" officeooo:paragraph-rsid="00f83425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rsid="00675fcf" officeooo:paragraph-rsid="010ad7c9" style:font-size-asian="14pt" style:font-weight-asian="bold" style:font-size-complex="14pt" style:font-weight-complex="bold"/>
    </style:style>
    <style:style style:name="P100" style:family="paragraph" style:parent-style-name="Standard">
      <style:text-properties fo:font-size="14pt" fo:font-weight="bold" officeooo:rsid="00675fcf" officeooo:paragraph-rsid="010af5eb" style:font-size-asian="14pt" style:font-weight-asian="bold" style:font-size-complex="14pt" style:font-weight-complex="bold"/>
    </style:style>
    <style:style style:name="P101" style:family="paragraph" style:parent-style-name="Standard">
      <style:text-properties fo:font-size="14pt" fo:font-weight="bold" officeooo:rsid="00675fcf" officeooo:paragraph-rsid="010b37f4" style:font-size-asian="14pt" style:font-weight-asian="bold" style:font-size-complex="14pt" style:font-weight-complex="bold"/>
    </style:style>
    <style:style style:name="P102" style:family="paragraph" style:parent-style-name="Standard">
      <style:text-properties fo:font-size="14pt" fo:font-weight="bold" officeooo:rsid="00675fcf" officeooo:paragraph-rsid="010c41e1" style:font-size-asian="14pt" style:font-weight-asian="bold" style:font-size-complex="14pt" style:font-weight-complex="bold"/>
    </style:style>
    <style:style style:name="P103" style:family="paragraph" style:parent-style-name="Standard">
      <style:text-properties fo:font-size="14pt" fo:font-weight="bold" officeooo:rsid="00675fcf" officeooo:paragraph-rsid="010d26df" style:font-size-asian="14pt" style:font-weight-asian="bold" style:font-size-complex="14pt" style:font-weight-complex="bold"/>
    </style:style>
    <style:style style:name="P104" style:family="paragraph" style:parent-style-name="Standard">
      <style:text-properties fo:font-size="14pt" fo:font-weight="bold" officeooo:rsid="00675fcf" officeooo:paragraph-rsid="010db0ba" style:font-size-asian="14pt" style:font-weight-asian="bold" style:font-size-complex="14pt" style:font-weight-complex="bold"/>
    </style:style>
    <style:style style:name="P105" style:family="paragraph" style:parent-style-name="Standard">
      <style:text-properties fo:font-size="14pt" fo:font-weight="bold" officeooo:rsid="00675fcf" officeooo:paragraph-rsid="010e660a" style:font-size-asian="14pt" style:font-weight-asian="bold" style:font-size-complex="14pt" style:font-weight-complex="bold"/>
    </style:style>
    <style:style style:name="P106" style:family="paragraph" style:parent-style-name="Standard">
      <style:text-properties fo:font-size="14pt" fo:font-weight="bold" officeooo:rsid="00675fcf" officeooo:paragraph-rsid="010fa166" style:font-size-asian="14pt" style:font-weight-asian="bold" style:font-size-complex="14pt" style:font-weight-complex="bold"/>
    </style:style>
    <style:style style:name="P107" style:family="paragraph" style:parent-style-name="Standard">
      <style:text-properties fo:font-size="14pt" fo:font-weight="bold" officeooo:rsid="00675fcf" officeooo:paragraph-rsid="01180bcf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size="14pt" fo:font-weight="bold" officeooo:rsid="00675fcf" officeooo:paragraph-rsid="0119e6a2" style:font-size-asian="14pt" style:font-weight-asian="bold" style:font-size-complex="14pt" style:font-weight-complex="bold"/>
    </style:style>
    <style:style style:name="P109" style:family="paragraph" style:parent-style-name="Standard">
      <style:text-properties fo:font-size="14pt" fo:font-weight="bold" officeooo:rsid="00675fcf" officeooo:paragraph-rsid="011a3df4" style:font-size-asian="14pt" style:font-weight-asian="bold" style:font-size-complex="14pt" style:font-weight-complex="bold"/>
    </style:style>
    <style:style style:name="P110" style:family="paragraph" style:parent-style-name="Standard">
      <style:text-properties fo:font-size="14pt" fo:font-weight="bold" officeooo:rsid="00675fcf" officeooo:paragraph-rsid="011be50f" style:font-size-asian="14pt" style:font-weight-asian="bold" style:font-size-complex="14pt" style:font-weight-complex="bold"/>
    </style:style>
    <style:style style:name="P111" style:family="paragraph" style:parent-style-name="Standard">
      <style:text-properties fo:font-size="14pt" fo:font-weight="bold" officeooo:rsid="00675fcf" officeooo:paragraph-rsid="011d44da" style:font-size-asian="14pt" style:font-weight-asian="bold" style:font-size-complex="14pt" style:font-weight-complex="bold"/>
    </style:style>
    <style:style style:name="P112" style:family="paragraph" style:parent-style-name="Standard">
      <style:text-properties fo:font-size="14pt" fo:font-weight="bold" officeooo:rsid="00675fcf" officeooo:paragraph-rsid="011dba4c" style:font-size-asian="14pt" style:font-weight-asian="bold" style:font-size-complex="14pt" style:font-weight-complex="bold"/>
    </style:style>
    <style:style style:name="P113" style:family="paragraph" style:parent-style-name="Standard">
      <style:text-properties fo:font-size="14pt" fo:font-weight="bold" officeooo:rsid="00675fcf" officeooo:paragraph-rsid="011dead8" style:font-size-asian="14pt" style:font-weight-asian="bold" style:font-size-complex="14pt" style:font-weight-complex="bold"/>
    </style:style>
    <style:style style:name="P114" style:family="paragraph" style:parent-style-name="Standard">
      <style:text-properties fo:font-size="14pt" fo:font-weight="bold" officeooo:rsid="00675fcf" officeooo:paragraph-rsid="011f5d32" style:font-size-asian="14pt" style:font-weight-asian="bold" style:font-size-complex="14pt" style:font-weight-complex="bold"/>
    </style:style>
    <style:style style:name="P115" style:family="paragraph" style:parent-style-name="Standard">
      <style:text-properties fo:font-size="14pt" fo:font-weight="bold" officeooo:rsid="00675fcf" officeooo:paragraph-rsid="0121e0ce" style:font-size-asian="14pt" style:font-weight-asian="bold" style:font-size-complex="14pt" style:font-weight-complex="bold"/>
    </style:style>
    <style:style style:name="P116" style:family="paragraph" style:parent-style-name="Standard">
      <style:text-properties fo:font-size="14pt" fo:font-weight="bold" officeooo:rsid="00675fcf" officeooo:paragraph-rsid="0122ccca" style:font-size-asian="14pt" style:font-weight-asian="bold" style:font-size-complex="14pt" style:font-weight-complex="bold"/>
    </style:style>
    <style:style style:name="P117" style:family="paragraph" style:parent-style-name="Standard">
      <style:text-properties fo:font-size="14pt" fo:font-weight="bold" officeooo:rsid="00675fcf" officeooo:paragraph-rsid="01248c73" style:font-size-asian="14pt" style:font-weight-asian="bold" style:font-size-complex="14pt" style:font-weight-complex="bold"/>
    </style:style>
    <style:style style:name="P118" style:family="paragraph" style:parent-style-name="Standard">
      <style:text-properties fo:font-size="14pt" fo:font-weight="bold" officeooo:rsid="00675fcf" officeooo:paragraph-rsid="0124e690" style:font-size-asian="14pt" style:font-weight-asian="bold" style:font-size-complex="14pt" style:font-weight-complex="bold"/>
    </style:style>
    <style:style style:name="P119" style:family="paragraph" style:parent-style-name="Standard">
      <style:text-properties fo:font-size="14pt" fo:font-weight="bold" officeooo:rsid="00675fcf" officeooo:paragraph-rsid="0126d37c" style:font-size-asian="14pt" style:font-weight-asian="bold" style:font-size-complex="14pt" style:font-weight-complex="bold"/>
    </style:style>
    <style:style style:name="P120" style:family="paragraph" style:parent-style-name="Standard">
      <style:text-properties fo:font-size="14pt" fo:font-weight="bold" officeooo:rsid="00675fcf" officeooo:paragraph-rsid="0129c043" style:font-size-asian="14pt" style:font-weight-asian="bold" style:font-size-complex="14pt" style:font-weight-complex="bold"/>
    </style:style>
    <style:style style:name="P121" style:family="paragraph" style:parent-style-name="Standard">
      <style:text-properties fo:font-size="14pt" fo:font-weight="bold" officeooo:rsid="00675fcf" officeooo:paragraph-rsid="0129f55c" style:font-size-asian="14pt" style:font-weight-asian="bold" style:font-size-complex="14pt" style:font-weight-complex="bold"/>
    </style:style>
    <style:style style:name="P122" style:family="paragraph" style:parent-style-name="Standard">
      <style:text-properties fo:font-size="14pt" fo:font-weight="bold" officeooo:rsid="00675fcf" officeooo:paragraph-rsid="012b7ac9" style:font-size-asian="14pt" style:font-weight-asian="bold" style:font-size-complex="14pt" style:font-weight-complex="bold"/>
    </style:style>
    <style:style style:name="P123" style:family="paragraph" style:parent-style-name="Standard">
      <style:text-properties fo:font-size="14pt" fo:font-weight="bold" officeooo:rsid="00675fcf" officeooo:paragraph-rsid="012d0f48" style:font-size-asian="14pt" style:font-weight-asian="bold" style:font-size-complex="14pt" style:font-weight-complex="bold"/>
    </style:style>
    <style:style style:name="P124" style:family="paragraph" style:parent-style-name="Standard">
      <style:text-properties fo:font-size="14pt" fo:font-weight="bold" officeooo:rsid="00675fcf" officeooo:paragraph-rsid="012f0a50" style:font-size-asian="14pt" style:font-weight-asian="bold" style:font-size-complex="14pt" style:font-weight-complex="bold"/>
    </style:style>
    <style:style style:name="P125" style:family="paragraph" style:parent-style-name="Standard">
      <style:text-properties fo:font-size="14pt" fo:font-weight="bold" officeooo:rsid="00675fcf" officeooo:paragraph-rsid="01304e52" style:font-size-asian="14pt" style:font-weight-asian="bold" style:font-size-complex="14pt" style:font-weight-complex="bold"/>
    </style:style>
    <style:style style:name="P126" style:family="paragraph" style:parent-style-name="Standard">
      <style:text-properties fo:font-size="14pt" fo:font-weight="bold" officeooo:rsid="00675fcf" officeooo:paragraph-rsid="01305449" style:font-size-asian="14pt" style:font-weight-asian="bold" style:font-size-complex="14pt" style:font-weight-complex="bold"/>
    </style:style>
    <style:style style:name="P127" style:family="paragraph" style:parent-style-name="Standard">
      <style:text-properties fo:font-size="14pt" fo:font-weight="bold" officeooo:rsid="00675fcf" officeooo:paragraph-rsid="013110b2" style:font-size-asian="14pt" style:font-weight-asian="bold" style:font-size-complex="14pt" style:font-weight-complex="bold"/>
    </style:style>
    <style:style style:name="P128" style:family="paragraph" style:parent-style-name="Standard">
      <style:text-properties fo:font-size="14pt" fo:font-weight="bold" officeooo:rsid="00675fcf" officeooo:paragraph-rsid="01326bc4" style:font-size-asian="14pt" style:font-weight-asian="bold" style:font-size-complex="14pt" style:font-weight-complex="bold"/>
    </style:style>
    <style:style style:name="P129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130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131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132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133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134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135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136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137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138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39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40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41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42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43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44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45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46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47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48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49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50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51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52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53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54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55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56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57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58" style:family="paragraph" style:parent-style-name="Standard">
      <style:text-properties officeooo:paragraph-rsid="00c2c108"/>
    </style:style>
    <style:style style:name="P159" style:family="paragraph" style:parent-style-name="Standard">
      <style:text-properties officeooo:paragraph-rsid="00faa944"/>
    </style:style>
    <style:style style:name="P160" style:family="paragraph" style:parent-style-name="Standard">
      <style:text-properties officeooo:paragraph-rsid="00fb42d9"/>
    </style:style>
    <style:style style:name="P161" style:family="paragraph" style:parent-style-name="Standard">
      <style:text-properties officeooo:paragraph-rsid="00fe4b35"/>
    </style:style>
    <style:style style:name="P162" style:family="paragraph" style:parent-style-name="Standard">
      <style:text-properties officeooo:paragraph-rsid="00fedb13"/>
    </style:style>
    <style:style style:name="P163" style:family="paragraph" style:parent-style-name="Standard">
      <style:text-properties officeooo:paragraph-rsid="010277bb"/>
    </style:style>
    <style:style style:name="P164" style:family="paragraph" style:parent-style-name="Standard">
      <style:text-properties officeooo:paragraph-rsid="0103714d"/>
    </style:style>
    <style:style style:name="P165" style:family="paragraph" style:parent-style-name="Standard">
      <style:text-properties officeooo:paragraph-rsid="0103dcf1"/>
    </style:style>
    <style:style style:name="P166" style:family="paragraph" style:parent-style-name="Standard">
      <style:text-properties officeooo:paragraph-rsid="0104f805"/>
    </style:style>
    <style:style style:name="P167" style:family="paragraph" style:parent-style-name="Standard">
      <style:text-properties officeooo:paragraph-rsid="01055706"/>
    </style:style>
    <style:style style:name="P168" style:family="paragraph" style:parent-style-name="Standard">
      <style:text-properties officeooo:paragraph-rsid="01064a88"/>
    </style:style>
    <style:style style:name="P169" style:family="paragraph" style:parent-style-name="Standard">
      <style:text-properties officeooo:paragraph-rsid="0106cf76"/>
    </style:style>
    <style:style style:name="P170" style:family="paragraph" style:parent-style-name="Standard">
      <style:text-properties officeooo:paragraph-rsid="010ab6c7"/>
    </style:style>
    <style:style style:name="P171" style:family="paragraph" style:parent-style-name="Standard">
      <style:text-properties fo:font-size="14pt" fo:font-weight="bold" officeooo:rsid="00675fcf" officeooo:paragraph-rsid="01326bc4" style:font-size-asian="14pt" style:font-weight-asian="bold" style:font-size-complex="14pt" style:font-weight-complex="bold"/>
    </style:style>
    <style:style style:name="P172" style:family="paragraph" style:parent-style-name="Standard">
      <style:text-properties fo:font-size="14pt" fo:font-weight="bold" officeooo:rsid="00675fcf" officeooo:paragraph-rsid="0135aed2" style:font-size-asian="14pt" style:font-weight-asian="bold" style:font-size-complex="14pt" style:font-weight-complex="bold"/>
    </style:style>
    <style:style style:name="P173" style:family="paragraph" style:parent-style-name="Standard">
      <style:text-properties fo:font-size="14pt" fo:font-weight="bold" officeooo:rsid="00675fcf" officeooo:paragraph-rsid="013700b0" style:font-size-asian="14pt" style:font-weight-asian="bold" style:font-size-complex="14pt" style:font-weight-complex="bold"/>
    </style:style>
    <style:style style:name="P174" style:family="paragraph" style:parent-style-name="Standard">
      <style:text-properties fo:font-size="14pt" fo:font-weight="bold" officeooo:rsid="00675fcf" officeooo:paragraph-rsid="01387a97" style:font-size-asian="14pt" style:font-weight-asian="bold" style:font-size-complex="14pt" style:font-weight-complex="bold"/>
    </style:style>
    <style:style style:name="P175" style:family="paragraph" style:parent-style-name="Standard">
      <style:text-properties fo:font-size="14pt" fo:font-weight="bold" officeooo:rsid="00675fcf" officeooo:paragraph-rsid="0139e831" style:font-size-asian="14pt" style:font-weight-asian="bold" style:font-size-complex="14pt" style:font-weight-complex="bold"/>
    </style:style>
    <style:style style:name="P176" style:family="paragraph" style:parent-style-name="Standard">
      <style:text-properties fo:font-size="14pt" fo:font-weight="bold" officeooo:rsid="00675fcf" officeooo:paragraph-rsid="013b99b3" style:font-size-asian="14pt" style:font-weight-asian="bold" style:font-size-complex="14pt" style:font-weight-complex="bold"/>
    </style:style>
    <style:style style:name="P177" style:family="paragraph" style:parent-style-name="Standard">
      <style:text-properties fo:font-size="14pt" fo:font-weight="bold" officeooo:rsid="00675fcf" officeooo:paragraph-rsid="013d59cc" style:font-size-asian="14pt" style:font-weight-asian="bold" style:font-size-complex="14pt" style:font-weight-complex="bold"/>
    </style:style>
    <style:style style:name="P178" style:family="paragraph" style:parent-style-name="Standard">
      <style:text-properties fo:font-size="14pt" fo:font-weight="bold" officeooo:rsid="00675fcf" officeooo:paragraph-rsid="013f1bb9" style:font-size-asian="14pt" style:font-weight-asian="bold" style:font-size-complex="14pt" style:font-weight-complex="bold"/>
    </style:style>
    <style:style style:name="P179" style:family="paragraph" style:parent-style-name="Standard">
      <style:text-properties fo:font-size="14pt" fo:font-weight="bold" officeooo:rsid="00675fcf" officeooo:paragraph-rsid="01402cba" style:font-size-asian="14pt" style:font-weight-asian="bold" style:font-size-complex="14pt" style:font-weight-complex="bold"/>
    </style:style>
    <style:style style:name="P180" style:family="paragraph" style:parent-style-name="Standard">
      <style:text-properties fo:font-size="14pt" fo:font-weight="bold" officeooo:rsid="00675fcf" officeooo:paragraph-rsid="0142238c" style:font-size-asian="14pt" style:font-weight-asian="bold" style:font-size-complex="14pt" style:font-weight-complex="bold"/>
    </style:style>
    <style:style style:name="P181" style:family="paragraph" style:parent-style-name="Standard">
      <style:text-properties fo:font-size="14pt" fo:font-weight="bold" officeooo:rsid="00675fcf" officeooo:paragraph-rsid="014347af" style:font-size-asian="14pt" style:font-weight-asian="bold" style:font-size-complex="14pt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4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3e02f" style:font-size-asian="14pt" style:font-size-complex="14pt"/>
    </style:style>
    <style:style style:name="T91" style:family="text">
      <style:text-properties fo:font-size="14pt" officeooo:rsid="006ad8ac" style:font-size-asian="14pt" style:font-size-complex="14pt"/>
    </style:style>
    <style:style style:name="T92" style:family="text">
      <style:text-properties fo:font-size="14pt" officeooo:rsid="010ce2c4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fo:font-weight="normal" officeooo:rsid="00e21fc8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text-line-through-style="none" style:text-line-through-type="none" style:font-name="Liberation Serif" fo:font-size="14pt" fo:font-style="italic" fo:font-weight="normal" officeooo:rsid="00faa944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style:text-line-through-style="none" style:text-line-through-type="none" style:font-name="Liberation Serif" fo:font-size="14pt" fo:font-style="italic" fo:font-weight="normal" officeooo:rsid="00fb42d9" style:font-size-asian="14pt" style:font-style-asian="italic" style:font-weight-asian="normal" style:font-size-complex="14pt" style:font-style-complex="italic" style:font-weight-complex="normal"/>
    </style:style>
    <style:style style:name="T116" style:family="text">
      <style:text-properties style:text-line-through-style="none" style:text-line-through-type="none" style:font-name="Liberation Serif" fo:font-size="14pt" fo:font-style="italic" fo:font-weight="normal" officeooo:rsid="00fc74ad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text-line-through-style="none" style:text-line-through-type="none" style:font-name="Liberation Serif" fo:font-size="14pt" fo:font-style="italic" fo:font-weight="normal" officeooo:rsid="00fe4b35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ize="14pt" fo:font-style="italic" fo:font-weight="normal" officeooo:rsid="00fec93e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ize="14pt" fo:font-style="italic" fo:font-weight="normal" officeooo:rsid="00fedb13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ize="14pt" fo:font-style="italic" fo:font-weight="normal" officeooo:rsid="010277bb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ize="14pt" fo:font-style="italic" fo:font-weight="normal" officeooo:rsid="0103714d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style:text-line-through-style="none" style:text-line-through-type="none" style:font-name="Liberation Serif" fo:font-size="14pt" fo:font-style="italic" fo:font-weight="normal" officeooo:rsid="0103dcf1" style:font-size-asian="14pt" style:font-style-asian="italic" style:font-weight-asian="normal" style:font-size-complex="14pt" style:font-style-complex="italic" style:font-weight-complex="normal"/>
    </style:style>
    <style:style style:name="T123" style:family="text">
      <style:text-properties style:text-line-through-style="none" style:text-line-through-type="none" style:font-name="Liberation Serif" fo:font-size="14pt" fo:font-style="italic" fo:font-weight="normal" officeooo:rsid="0104f805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style:text-line-through-style="none" style:text-line-through-type="none" style:font-name="Liberation Serif" fo:font-size="14pt" fo:font-style="italic" fo:font-weight="normal" officeooo:rsid="01055706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ize="14pt" fo:font-style="italic" fo:font-weight="normal" officeooo:rsid="01064a88" style:font-size-asian="14pt" style:font-style-asian="italic" style:font-weight-asian="normal" style:font-size-complex="14pt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ize="14pt" fo:font-style="italic" fo:font-weight="normal" officeooo:rsid="0106cf76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ize="14pt" fo:font-style="italic" fo:font-weight="normal" officeooo:rsid="0108bc35" style:font-size-asian="14pt" style:font-style-asian="italic" style:font-weight-asian="normal" style:font-size-complex="14pt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ize="14pt" fo:font-style="italic" fo:font-weight="normal" officeooo:rsid="010ab6c7" style:font-size-asian="14pt" style:font-style-asian="italic" style:font-weight-asian="normal" style:font-size-complex="14pt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30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31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32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44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45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46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47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erif" fo:font-style="italic" fo:font-weight="normal" officeooo:rsid="00e032b0" style:font-style-asian="italic" style:font-weight-asian="normal" style:font-style-complex="italic" style:font-weight-complex="normal"/>
    </style:style>
    <style:style style:name="T149" style:family="text">
      <style:text-properties style:text-line-through-style="none" style:text-line-through-type="none" style:font-name="Liberation Serif" fo:font-style="italic" fo:font-weight="normal" officeooo:rsid="00e21fc8" style:font-style-asian="italic" style:font-weight-asian="normal" style:font-style-complex="italic" style:font-weight-complex="normal"/>
    </style:style>
    <style:style style:name="T150" style:family="text">
      <style:text-properties style:text-line-through-style="none" style:text-line-through-type="none" style:font-name="Liberation Serif" fo:font-style="italic" fo:font-weight="normal" officeooo:rsid="00e2605b" style:font-style-asian="italic" style:font-weight-asian="normal" style:font-style-complex="italic" style:font-weight-complex="normal"/>
    </style:style>
    <style:style style:name="T151" style:family="text">
      <style:text-properties style:text-line-through-style="none" style:text-line-through-type="none" style:font-name="Liberation Serif" fo:font-style="italic" fo:font-weight="normal" officeooo:rsid="00e451e8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erif" fo:font-style="italic" fo:font-weight="normal" officeooo:rsid="00e5bb36" style:font-style-asian="italic" style:font-weight-asian="normal" style:font-style-complex="italic" style:font-weight-complex="normal"/>
    </style:style>
    <style:style style:name="T153" style:family="text">
      <style:text-properties style:text-line-through-style="none" style:text-line-through-type="none" style:font-name="Liberation Serif" fo:font-style="italic" fo:font-weight="normal" officeooo:rsid="00e796b0" style:font-style-asian="italic" style:font-weight-asian="normal" style:font-style-complex="italic" style:font-weight-complex="normal"/>
    </style:style>
    <style:style style:name="T154" style:family="text">
      <style:text-properties style:text-line-through-style="none" style:text-line-through-type="none" style:font-name="Liberation Serif" fo:font-style="italic" fo:font-weight="normal" officeooo:rsid="00e8b3fb" style:font-style-asian="italic" style:font-weight-asian="normal" style:font-style-complex="italic" style:font-weight-complex="normal"/>
    </style:style>
    <style:style style:name="T155" style:family="text">
      <style:text-properties style:text-line-through-style="none" style:text-line-through-type="none" style:font-name="Liberation Serif" fo:font-style="italic" fo:font-weight="normal" officeooo:rsid="00e9d96d" style:font-style-asian="italic" style:font-weight-asian="normal" style:font-style-complex="italic" style:font-weight-complex="normal"/>
    </style:style>
    <style:style style:name="T156" style:family="text">
      <style:text-properties style:text-line-through-style="none" style:text-line-through-type="none" style:font-name="Liberation Serif" fo:font-style="italic" fo:font-weight="normal" officeooo:rsid="00eb3be6" style:font-style-asian="italic" style:font-weight-asian="normal" style:font-style-complex="italic" style:font-weight-complex="normal"/>
    </style:style>
    <style:style style:name="T157" style:family="text">
      <style:text-properties style:text-line-through-style="none" style:text-line-through-type="none" style:font-name="Liberation Serif" fo:font-style="italic" fo:font-weight="normal" officeooo:rsid="00f4e17e" style:font-style-asian="italic" style:font-weight-asian="normal" style:font-style-complex="italic" style:font-weight-complex="normal"/>
    </style:style>
    <style:style style:name="T158" style:family="text">
      <style:text-properties style:text-line-through-style="none" style:text-line-through-type="none" style:font-name="Liberation Serif" fo:font-style="italic" fo:font-weight="normal" officeooo:rsid="00f6d3a6" style:font-style-asian="italic" style:font-weight-asian="normal" style:font-style-complex="italic" style:font-weight-complex="normal"/>
    </style:style>
    <style:style style:name="T159" style:family="text">
      <style:text-properties style:text-line-through-style="none" style:text-line-through-type="none" style:font-name="Liberation Serif" fo:font-style="italic" fo:font-weight="normal" officeooo:rsid="00f83425" style:font-style-asian="italic" style:font-weight-asian="normal" style:font-style-complex="italic" style:font-weight-complex="normal"/>
    </style:style>
    <style:style style:name="T160" style:family="text">
      <style:text-properties style:text-line-through-style="none" style:text-line-through-type="none" style:font-name="Liberation Serif" fo:font-style="italic" fo:font-weight="normal" officeooo:rsid="00faa944" style:font-style-asian="italic" style:font-weight-asian="normal" style:font-style-complex="italic" style:font-weight-complex="normal"/>
    </style:style>
    <style:style style:name="T161" style:family="text">
      <style:text-properties style:text-line-through-style="none" style:text-line-through-type="none" style:font-name="Liberation Serif" fo:font-style="italic" fo:font-weight="normal" officeooo:rsid="010af5eb" style:font-style-asian="italic" style:font-weight-asian="normal" style:font-style-complex="italic" style:font-weight-complex="normal"/>
    </style:style>
    <style:style style:name="T162" style:family="text">
      <style:text-properties style:text-line-through-style="none" style:text-line-through-type="none" style:font-name="Liberation Serif" fo:font-style="italic" fo:font-weight="normal" officeooo:rsid="010c41e1" style:font-style-asian="italic" style:font-weight-asian="normal" style:font-style-complex="italic" style:font-weight-complex="normal"/>
    </style:style>
    <style:style style:name="T163" style:family="text">
      <style:text-properties style:text-line-through-style="none" style:text-line-through-type="none" style:font-name="Liberation Serif" fo:font-style="italic" fo:font-weight="normal" officeooo:rsid="010d26df" style:font-style-asian="italic" style:font-weight-asian="normal" style:font-style-complex="italic" style:font-weight-complex="normal"/>
    </style:style>
    <style:style style:name="T164" style:family="text">
      <style:text-properties style:text-line-through-style="none" style:text-line-through-type="none" style:font-name="Liberation Serif" fo:font-style="italic" fo:font-weight="normal" officeooo:rsid="010db0ba" style:font-style-asian="italic" style:font-weight-asian="normal" style:font-style-complex="italic" style:font-weight-complex="normal"/>
    </style:style>
    <style:style style:name="T165" style:family="text">
      <style:text-properties style:text-line-through-style="none" style:text-line-through-type="none" style:font-name="Liberation Serif" fo:font-style="italic" fo:font-weight="normal" officeooo:rsid="010e660a" style:font-style-asian="italic" style:font-weight-asian="normal" style:font-style-complex="italic" style:font-weight-complex="normal"/>
    </style:style>
    <style:style style:name="T166" style:family="text">
      <style:text-properties style:text-line-through-style="none" style:text-line-through-type="none" style:font-name="Liberation Serif" fo:font-style="italic" fo:font-weight="normal" officeooo:rsid="010fa166" style:font-style-asian="italic" style:font-weight-asian="normal" style:font-style-complex="italic" style:font-weight-complex="normal"/>
    </style:style>
    <style:style style:name="T167" style:family="text">
      <style:text-properties style:text-line-through-style="none" style:text-line-through-type="none" style:font-name="Liberation Serif" fo:font-style="italic" fo:font-weight="normal" officeooo:rsid="01180bcf" style:font-style-asian="italic" style:font-weight-asian="normal" style:font-style-complex="italic" style:font-weight-complex="normal"/>
    </style:style>
    <style:style style:name="T168" style:family="text">
      <style:text-properties style:text-line-through-style="none" style:text-line-through-type="none" style:font-name="Liberation Serif" fo:font-style="italic" fo:font-weight="normal" officeooo:rsid="0119e6a2" style:font-style-asian="italic" style:font-weight-asian="normal" style:font-style-complex="italic" style:font-weight-complex="normal"/>
    </style:style>
    <style:style style:name="T169" style:family="text">
      <style:text-properties style:text-line-through-style="none" style:text-line-through-type="none" style:font-name="Liberation Serif" fo:font-style="italic" fo:font-weight="normal" officeooo:rsid="011a3df4" style:font-style-asian="italic" style:font-weight-asian="normal" style:font-style-complex="italic" style:font-weight-complex="normal"/>
    </style:style>
    <style:style style:name="T170" style:family="text">
      <style:text-properties style:text-line-through-style="none" style:text-line-through-type="none" style:font-name="Liberation Serif" fo:font-style="italic" fo:font-weight="normal" officeooo:rsid="011be50f" style:font-style-asian="italic" style:font-weight-asian="normal" style:font-style-complex="italic" style:font-weight-complex="normal"/>
    </style:style>
    <style:style style:name="T171" style:family="text">
      <style:text-properties style:text-line-through-style="none" style:text-line-through-type="none" style:font-name="Liberation Serif" fo:font-style="italic" fo:font-weight="normal" officeooo:rsid="011d44da" style:font-style-asian="italic" style:font-weight-asian="normal" style:font-style-complex="italic" style:font-weight-complex="normal"/>
    </style:style>
    <style:style style:name="T172" style:family="text">
      <style:text-properties style:text-line-through-style="none" style:text-line-through-type="none" style:font-name="Liberation Serif" fo:font-style="italic" fo:font-weight="normal" officeooo:rsid="011dba4c" style:font-style-asian="italic" style:font-weight-asian="normal" style:font-style-complex="italic" style:font-weight-complex="normal"/>
    </style:style>
    <style:style style:name="T173" style:family="text">
      <style:text-properties style:text-line-through-style="none" style:text-line-through-type="none" style:font-name="Liberation Serif" fo:font-style="italic" fo:font-weight="normal" officeooo:rsid="011dead8" style:font-style-asian="italic" style:font-weight-asian="normal" style:font-style-complex="italic" style:font-weight-complex="normal"/>
    </style:style>
    <style:style style:name="T174" style:family="text">
      <style:text-properties style:text-line-through-style="none" style:text-line-through-type="none" style:font-name="Liberation Serif" fo:font-style="italic" fo:font-weight="normal" officeooo:rsid="011f5d32" style:font-style-asian="italic" style:font-weight-asian="normal" style:font-style-complex="italic" style:font-weight-complex="normal"/>
    </style:style>
    <style:style style:name="T175" style:family="text">
      <style:text-properties style:text-line-through-style="none" style:text-line-through-type="none" style:font-name="Liberation Serif" fo:font-style="italic" fo:font-weight="normal" officeooo:rsid="01212a29" style:font-style-asian="italic" style:font-weight-asian="normal" style:font-style-complex="italic" style:font-weight-complex="normal"/>
    </style:style>
    <style:style style:name="T176" style:family="text">
      <style:text-properties style:text-line-through-style="none" style:text-line-through-type="none" style:font-name="Liberation Serif" fo:font-style="italic" fo:font-weight="normal" officeooo:rsid="0121b1cd" style:font-style-asian="italic" style:font-weight-asian="normal" style:font-style-complex="italic" style:font-weight-complex="normal"/>
    </style:style>
    <style:style style:name="T177" style:family="text">
      <style:text-properties style:text-line-through-style="none" style:text-line-through-type="none" style:font-name="Liberation Serif" fo:font-style="italic" fo:font-weight="normal" officeooo:rsid="0121e0ce" style:font-style-asian="italic" style:font-weight-asian="normal" style:font-style-complex="italic" style:font-weight-complex="normal"/>
    </style:style>
    <style:style style:name="T178" style:family="text">
      <style:text-properties style:text-line-through-style="none" style:text-line-through-type="none" style:font-name="Liberation Serif" fo:font-style="italic" fo:font-weight="normal" officeooo:rsid="0122ccca" style:font-style-asian="italic" style:font-weight-asian="normal" style:font-style-complex="italic" style:font-weight-complex="normal"/>
    </style:style>
    <style:style style:name="T179" style:family="text">
      <style:text-properties style:text-line-through-style="none" style:text-line-through-type="none" style:font-name="Liberation Serif" fo:font-style="italic" fo:font-weight="normal" officeooo:rsid="01248c73" style:font-style-asian="italic" style:font-weight-asian="normal" style:font-style-complex="italic" style:font-weight-complex="normal"/>
    </style:style>
    <style:style style:name="T180" style:family="text">
      <style:text-properties style:text-line-through-style="none" style:text-line-through-type="none" style:font-name="Liberation Serif" fo:font-style="italic" fo:font-weight="normal" officeooo:rsid="0124e690" style:font-style-asian="italic" style:font-weight-asian="normal" style:font-style-complex="italic" style:font-weight-complex="normal"/>
    </style:style>
    <style:style style:name="T181" style:family="text">
      <style:text-properties style:text-line-through-style="none" style:text-line-through-type="none" style:font-name="Liberation Serif" fo:font-style="italic" fo:font-weight="normal" officeooo:rsid="0126d37c" style:font-style-asian="italic" style:font-weight-asian="normal" style:font-style-complex="italic" style:font-weight-complex="normal"/>
    </style:style>
    <style:style style:name="T182" style:family="text">
      <style:text-properties style:text-line-through-style="none" style:text-line-through-type="none" style:font-name="Liberation Serif" fo:font-style="italic" fo:font-weight="normal" officeooo:rsid="01282737" style:font-style-asian="italic" style:font-weight-asian="normal" style:font-style-complex="italic" style:font-weight-complex="normal"/>
    </style:style>
    <style:style style:name="T183" style:family="text">
      <style:text-properties style:text-line-through-style="none" style:text-line-through-type="none" style:font-name="Liberation Serif" fo:font-style="italic" fo:font-weight="normal" officeooo:rsid="0129c043" style:font-style-asian="italic" style:font-weight-asian="normal" style:font-style-complex="italic" style:font-weight-complex="normal"/>
    </style:style>
    <style:style style:name="T184" style:family="text">
      <style:text-properties style:text-line-through-style="none" style:text-line-through-type="none" style:font-name="Liberation Serif" fo:font-style="italic" fo:font-weight="normal" officeooo:rsid="0129f55c" style:font-style-asian="italic" style:font-weight-asian="normal" style:font-style-complex="italic" style:font-weight-complex="normal"/>
    </style:style>
    <style:style style:name="T185" style:family="text">
      <style:text-properties style:text-line-through-style="none" style:text-line-through-type="none" style:font-name="Liberation Serif" fo:font-style="italic" fo:font-weight="normal" officeooo:rsid="012b7ac9" style:font-style-asian="italic" style:font-weight-asian="normal" style:font-style-complex="italic" style:font-weight-complex="normal"/>
    </style:style>
    <style:style style:name="T186" style:family="text">
      <style:text-properties style:text-line-through-style="none" style:text-line-through-type="none" style:font-name="Liberation Serif" fo:font-style="italic" fo:font-weight="normal" officeooo:rsid="012d0f48" style:font-style-asian="italic" style:font-weight-asian="normal" style:font-style-complex="italic" style:font-weight-complex="normal"/>
    </style:style>
    <style:style style:name="T187" style:family="text">
      <style:text-properties style:text-line-through-style="none" style:text-line-through-type="none" style:font-name="Liberation Serif" fo:font-style="italic" fo:font-weight="normal" officeooo:rsid="012f0a50" style:font-style-asian="italic" style:font-weight-asian="normal" style:font-style-complex="italic" style:font-weight-complex="normal"/>
    </style:style>
    <style:style style:name="T188" style:family="text">
      <style:text-properties style:text-line-through-style="none" style:text-line-through-type="none" style:font-name="Liberation Serif" fo:font-style="italic" fo:font-weight="normal" officeooo:rsid="01304e52" style:font-style-asian="italic" style:font-weight-asian="normal" style:font-style-complex="italic" style:font-weight-complex="normal"/>
    </style:style>
    <style:style style:name="T189" style:family="text">
      <style:text-properties style:text-line-through-style="none" style:text-line-through-type="none" style:font-name="Liberation Serif" fo:font-style="italic" fo:font-weight="normal" officeooo:rsid="01305449" style:font-style-asian="italic" style:font-weight-asian="normal" style:font-style-complex="italic" style:font-weight-complex="normal"/>
    </style:style>
    <style:style style:name="T190" style:family="text">
      <style:text-properties style:text-line-through-style="none" style:text-line-through-type="none" style:font-name="Liberation Serif" fo:font-style="italic" fo:font-weight="normal" officeooo:rsid="013110b2" style:font-style-asian="italic" style:font-weight-asian="normal" style:font-style-complex="italic" style:font-weight-complex="normal"/>
    </style:style>
    <style:style style:name="T191" style:family="text">
      <style:text-properties style:text-line-through-style="none" style:text-line-through-type="none" style:font-name="Liberation Serif" fo:font-style="italic" fo:font-weight="normal" officeooo:rsid="01313617" style:font-style-asian="italic" style:font-weight-asian="normal" style:font-style-complex="italic" style:font-weight-complex="normal"/>
    </style:style>
    <style:style style:name="T192" style:family="text">
      <style:text-properties style:text-line-through-style="none" style:text-line-through-type="none" style:font-name="Liberation Serif" fo:font-style="italic" fo:font-weight="normal" officeooo:rsid="01326bc4" style:font-style-asian="italic" style:font-weight-asian="normal" style:font-style-complex="italic" style:font-weight-complex="normal"/>
    </style:style>
    <style:style style:name="T193" style:family="text">
      <style:text-properties style:text-line-through-style="none" style:text-line-through-type="none" style:font-name="Liberation Serif" fo:font-style="italic" fo:font-weight="normal" officeooo:rsid="013700b0" style:font-style-asian="italic" style:font-weight-asian="normal" style:font-style-complex="italic" style:font-weight-complex="normal"/>
    </style:style>
    <style:style style:name="T194" style:family="text">
      <style:text-properties style:text-line-through-style="none" style:text-line-through-type="none" style:font-name="Liberation Serif" fo:font-style="italic" fo:font-weight="normal" officeooo:rsid="01372a15" style:font-style-asian="italic" style:font-weight-asian="normal" style:font-style-complex="italic" style:font-weight-complex="normal"/>
    </style:style>
    <style:style style:name="T195" style:family="text">
      <style:text-properties style:text-line-through-style="none" style:text-line-through-type="none" style:font-name="Liberation Serif" fo:font-style="italic" fo:font-weight="normal" officeooo:rsid="01387a97" style:font-style-asian="italic" style:font-weight-asian="normal" style:font-style-complex="italic" style:font-weight-complex="normal"/>
    </style:style>
    <style:style style:name="T196" style:family="text">
      <style:text-properties style:text-line-through-style="none" style:text-line-through-type="none" style:font-name="Liberation Serif" fo:font-style="italic" fo:font-weight="normal" officeooo:rsid="0139e831" style:font-style-asian="italic" style:font-weight-asian="normal" style:font-style-complex="italic" style:font-weight-complex="normal"/>
    </style:style>
    <style:style style:name="T197" style:family="text">
      <style:text-properties style:text-line-through-style="none" style:text-line-through-type="none" style:font-name="Liberation Serif" fo:font-style="italic" fo:font-weight="normal" officeooo:rsid="013b99b3" style:font-style-asian="italic" style:font-weight-asian="normal" style:font-style-complex="italic" style:font-weight-complex="normal"/>
    </style:style>
    <style:style style:name="T198" style:family="text">
      <style:text-properties style:text-line-through-style="none" style:text-line-through-type="none" style:font-name="Liberation Serif" fo:font-style="italic" fo:font-weight="normal" officeooo:rsid="013d59cc" style:font-style-asian="italic" style:font-weight-asian="normal" style:font-style-complex="italic" style:font-weight-complex="normal"/>
    </style:style>
    <style:style style:name="T199" style:family="text">
      <style:text-properties style:text-line-through-style="none" style:text-line-through-type="none" style:font-name="Liberation Serif" fo:font-style="italic" fo:font-weight="normal" officeooo:rsid="013f1bb9" style:font-style-asian="italic" style:font-weight-asian="normal" style:font-style-complex="italic" style:font-weight-complex="normal"/>
    </style:style>
    <style:style style:name="T200" style:family="text">
      <style:text-properties style:text-line-through-style="none" style:text-line-through-type="none" style:font-name="Liberation Serif" fo:font-style="italic" fo:font-weight="normal" officeooo:rsid="01402cba" style:font-style-asian="italic" style:font-weight-asian="normal" style:font-style-complex="italic" style:font-weight-complex="normal"/>
    </style:style>
    <style:style style:name="T201" style:family="text">
      <style:text-properties style:text-line-through-style="none" style:text-line-through-type="none" style:font-name="Liberation Serif" fo:font-style="italic" fo:font-weight="normal" officeooo:rsid="0142238c" style:font-style-asian="italic" style:font-weight-asian="normal" style:font-style-complex="italic" style:font-weight-complex="normal"/>
    </style:style>
    <style:style style:name="T202" style:family="text">
      <style:text-properties style:text-line-through-style="none" style:text-line-through-type="none" style:font-name="Liberation Serif" fo:font-style="italic" fo:font-weight="normal" officeooo:rsid="014347af" style:font-style-asian="italic" style:font-weight-asian="normal" style:font-style-complex="italic" style:font-weight-complex="normal"/>
    </style:style>
    <style:style style:name="T203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204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205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  <style:style style:name="T206" style:family="text">
      <style:text-properties style:text-line-through-style="none" style:text-line-through-type="none" style:font-name="Liberation Serif" fo:font-style="italic" officeooo:rsid="00e21fc8" style:font-style-asian="italic" style:font-style-complex="italic"/>
    </style:style>
    <style:style style:name="T207" style:family="text">
      <style:text-properties style:text-line-through-style="none" style:text-line-through-type="none" style:font-name="Liberation Serif" fo:font-style="italic" officeooo:rsid="00f1a757" style:font-style-asian="italic" style:font-style-complex="italic"/>
    </style:style>
    <style:style style:name="T208" style:family="text">
      <style:text-properties style:text-line-through-style="none" style:text-line-through-type="none" style:font-name="Liberation Serif" fo:font-style="italic" officeooo:rsid="00fb42d9" style:font-style-asian="italic" style:font-style-complex="italic"/>
    </style:style>
    <style:style style:name="T209" style:family="text">
      <style:text-properties style:text-line-through-style="none" style:text-line-through-type="none" style:font-name="Liberation Serif" fo:font-style="italic" officeooo:rsid="010ad7c9" style:font-style-asian="italic" style:font-style-complex="italic"/>
    </style:style>
    <style:style style:name="T210" style:family="text">
      <style:text-properties style:text-line-through-style="none" style:text-line-through-type="none" style:font-name="Liberation Serif" fo:font-style="italic" officeooo:rsid="010b37f4" style:font-style-asian="italic" style:font-style-complex="italic"/>
    </style:style>
    <style:style style:name="T211" style:family="text">
      <style:text-properties style:text-line-through-style="none" style:text-line-through-type="none" style:font-name="Liberation Serif" fo:font-style="italic" officeooo:rsid="0135aed2" style:font-style-asian="italic" style:font-style-complex="italic"/>
    </style:style>
    <style:style style:name="T212" style:family="text">
      <style:text-properties style:text-line-through-style="none" style:text-line-through-type="none" style:font-name="Liberation Serif" fo:font-style="italic" officeooo:rsid="01402cba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5">Jenkins Notes:</text:p>
      <text:p text:style-name="P1"/>
      <text:p text:style-name="P65"><text:span text:style-name="T20">Digital Ocean </text:span>Credentials:</text:p>
      <text:p text:style-name="P3"><text:span text:style-name="T89">username: </text:span><text:a xlink:type="simple" xlink:href="mailto:mohammed.shaik81@gmail.com" text:style-name="Internet_20_link" text:visited-style-name="Visited_20_Internet_20_Link"><text:span text:style-name="T92">m</text:span></text:a><text:span text:style-name="T92">ohammed.aybits@gmail.com</text:span></text:p>
      <text:p text:style-name="P135">password: <text:span text:style-name="T1">Password: Aistle7868@</text:span></text:p>
      <text:p text:style-name="P136">url: digitalocean.com</text:p>
      <text:p text:style-name="P137">jenkins password: abe59ad4d88c4cc1aa1f5fa3b29e2103</text:p>
      <text:p text:style-name="P5"/>
      <text:p text:style-name="P10">Jenkins Current Credentials</text:p>
      <text:p text:style-name="P137">username: mohammed_aybits</text:p>
      <text:p text:style-name="P137">password: Aistle7868@</text:p>
      <text:p text:style-name="P137">url: http://134.122.28.225:8080/</text:p>
      <text:p text:style-name="P1"/>
      <text:p text:style-name="P1"><text:span text:style-name="T90">1. </text:span><text:span text:style-name="T89">ssh </text:span><text:a xlink:type="simple" xlink:href="mailto:root@134.122.28.225" text:style-name="Internet_20_link" text:visited-style-name="Visited_20_Internet_20_Link"><text:span text:style-name="T89">root@134.122.28.225</text:span></text:a><text:span text:style-name="T89"> <text:s/>//command to connect to digital ocean server</text:span></text:p>
      <text:p text:style-name="P138">2. systemctl status jenkins //command to check whether jenkis is installed.</text:p>
      <text:p text:style-name="P139">3. systemctl stop jenkins //<text:span text:style-name="T2">cmd to stop the jenkins server</text:span></text:p>
      <text:p text:style-name="P140">4. systemctl start jenkins</text:p>
      <text:p text:style-name="P141">5. systemctl restart jenkins</text:p>
      <text:p text:style-name="P142"><text:span text:style-name="T3">6</text:span>. ip addr show //command to show the ip of the jenkins</text:p>
      <text:p text:style-name="P6"/>
      <text:p text:style-name="P6"/>
      <text:p text:style-name="P129">Architectural Over View of Jenkins:</text:p>
      <text:p text:style-name="P143"/>
      <text:p text:style-name="P129">Master:</text:p>
      <text:p text:style-name="P143">1. Schedule Build Job.</text:p>
      <text:p text:style-name="P143">2. Dispatch Builds to the slave for Actual Job Execution.</text:p>
      <text:p text:style-name="P143">3. Monitoring the slave and recording the build results.</text:p>
      <text:p text:style-name="P7"/>
      <text:p text:style-name="P129">Slave:</text:p>
      <text:p text:style-name="P143">1. Execute Build Jobs dispatched by master.</text:p>
      <text:p text:style-name="P143"/>
      <text:p text:style-name="P144">Jenkins Job: It refer’s to <text:s/>runnable tasks thar are controlled and monitored by jenkins.</text:p>
      <text:p text:style-name="P144">Eg: Suppose for your deployment on aws, gcp etc u can setup a job for that.</text:p>
      <text:p text:style-name="P144">Eg: U want to build the project u can setup a job for that.</text:p>
      <text:p text:style-name="P145">Eg: U want to execute some kind of sequel on the server u can set up a job for that.</text:p>
      <text:p text:style-name="P145"/>
      <text:p text:style-name="P146"><text:span text:style-name="T11">Slave / Node: </text:span><text:span text:style-name="T4">Slaves are the computer / vm’s that are setup to build projects for a Master.</text:span></text:p>
      <text:p text:style-name="P146"><text:tab/>- <text:span text:style-name="T5">Jenkins run seperate program called ‘Slave Agents’ (Java Program) on slaves.</text:span></text:p>
      <text:p text:style-name="P146"><text:tab/>- <text:span text:style-name="T6">When Slaves are registered to a master, a master starts distributing load to the slaves.</text:span></text:p>
      <text:p text:style-name="P147"><text:tab/>- <text:span text:style-name="T7">Node is used to refer all machines that are part of Jenkins grid, slaves and master.</text:span></text:p>
      <text:p text:style-name="P147"/>
      <text:p text:style-name="P148"><text:span text:style-name="T11">Executor: </text:span><text:s/>It is a seperate Stream of Builds to be run on a Node in parallel.</text:p>
      <text:p text:style-name="P148"><text:soft-page-break/><text:tab/><text:span text:style-name="T8">Executor is like a thread it executes a single job on a slave. There can be multiple executors on a single node / slave.</text:span></text:p>
      <text:p text:style-name="P148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48"/>
      <text:p text:style-name="P149"><text:span text:style-name="T11">Plugins: </text:span><text:span text:style-name="T10">A plugin is like plugins on any other system, is a piece of software that extends the core functionality of the core Jenkins Server.</text:span></text:p>
      <text:p text:style-name="P66"/>
      <text:p text:style-name="P66"/>
      <text:p text:style-name="P66"/>
      <text:p text:style-name="P68">Continuous Integration with Jenkins</text:p>
      <text:p text:style-name="P67"/>
      <text:p text:style-name="P71">Jenkins Integration with GIT &amp; GITHUB</text:p>
      <text:p text:style-name="P156">- <text:span text:style-name="T12">Install GitHub plugin on Jenkins Server using Mangae Plugins</text:span></text:p>
      <text:p text:style-name="P156">- <text:span text:style-name="T14">git --version</text:span></text:p>
      <text:p text:style-name="P156"/>
      <text:p text:style-name="P72">Install Maven on Jenkins Host Machine</text:p>
      <text:p text:style-name="P72">- <text:span text:style-name="T13">sudo apt-get install maven</text:span></text:p>
      <text:p text:style-name="P156">- <text:span text:style-name="T14">mvn –version</text:span></text:p>
      <text:p text:style-name="P156"/>
      <text:p text:style-name="P73">Configure Jenkins to Work with Maven<text:span text:style-name="T16"> </text:span><text:span text:style-name="T17"><text:s/></text:span><text:span text:style-name="T18">&amp; GIT</text:span></text:p>
      <text:p text:style-name="P130"><text:span text:style-name="T16">J</text:span><text:span text:style-name="T15">ava Path</text:span></text:p>
      <text:p text:style-name="P132">- /usr/lib/jvm/java-8-openjdk-amd64</text:p>
      <text:p text:style-name="P130"><text:span text:style-name="T16">M</text:span><text:span text:style-name="T15">aven Path</text:span></text:p>
      <text:p text:style-name="P133">- /usr/share/maven/</text:p>
      <text:p text:style-name="P133"/>
      <text:p text:style-name="P134">Git</text:p>
      <text:p text:style-name="P134">- git //just git no path</text:p>
      <text:p text:style-name="P134"/>
      <text:p text:style-name="P131">Create Your First Maven Based Jenkins Job</text:p>
      <text:p text:style-name="P157">Maven Goals: <text:span text:style-name="T19">test, install, compile, package, deploy, test-compile etc</text:span></text:p>
      <text:p text:style-name="P157"/>
      <text:p text:style-name="P74">Source Code Polling In Jenkins</text:p>
      <text:p text:style-name="P150">Continuous Integration flow is not for manual work. </text:p>
      <text:p text:style-name="P150"/>
      <text:p text:style-name="P151">You have to select the Poll SCM</text:p>
      <text:p text:style-name="P151"/>
      <text:p text:style-name="P152">In Jenkins schedule is basicall<text:span text:style-name="T21">y</text:span> in CRON Basis.</text:p>
      <text:p text:style-name="P152"/>
      <text:p text:style-name="P76">Remote Build Trigger In Jenkins</text:p>
      <text:p text:style-name="P153">- Remote Build Trigger is helpful to execute the build externally.</text:p>
      <text:p text:style-name="P154">- If an action is triggered on Server B then a job is triggered on Server A <text:span text:style-name="T22">then Remote Build Trigger is helpful.</text:span></text:p>
      <text:p text:style-name="P154"><text:soft-page-break/>- <text:span text:style-name="T23">U can call the Build Trigger by some script, API or UI Button Click Event.</text:span></text:p>
      <text:p text:style-name="P154"/>
      <text:p text:style-name="P69"><text:span text:style-name="Teletype"><text:span text:style-name="T24">JENKINS_URL</text:span></text:span><text:span text:style-name="T89">/job/First%20Sample%20Job/build?token=</text:span><text:span text:style-name="Teletype"><text:span text:style-name="T24">TOKEN_NAME</text:span></text:span><text:span text:style-name="T89"> </text:span><text:span text:style-name="Teletype"><text:span text:style-name="T89"><text:s/></text:span></text:span></text:p>
      <text:p text:style-name="P70"><text:span text:style-name="Teletype"><text:span text:style-name="T91">JENKINS_URL(</text:span></text:span><text:a xlink:type="simple" xlink:href="http://134.122.28.225:8080/" text:style-name="Internet_20_link" text:visited-style-name="Visited_20_Internet_20_Link"><text:span text:style-name="Teletype"><text:span text:style-name="T91">http://134.122.28.225:8080/</text:span></text:span></text:a><text:span text:style-name="Teletype"><text:span text:style-name="T91">)</text:span></text:span></text:p>
      <text:p text:style-name="P70"><text:span text:style-name="Teletype"><text:span text:style-name="T89"/></text:span></text:p>
      <text:p text:style-name="P11"><text:span text:style-name="Teletype"><text:span text:style-name="T26">Archive Artifact In Jenkins</text:span></text:span></text:p>
      <text:p text:style-name="P11"><text:span text:style-name="Teletype"><text:span text:style-name="T83">IN Jenkins Server</text:span></text:span></text:p>
      <text:p text:style-name="P11"><text:span text:style-name="Teletype"><text:span text:style-name="T83">1. Build Tab</text:span></text:span></text:p>
      <text:p text:style-name="P13"><text:span text:style-name="Teletype"><text:span text:style-name="T84">2. Add post-build action</text:span></text:span></text:p>
      <text:p text:style-name="P11"><text:span text:style-name="Teletype"><text:span text:style-name="T84">3</text:span></text:span><text:span text:style-name="Teletype"><text:span text:style-name="T83">. Post-Build Actions </text:span></text:span><text:span text:style-name="Teletype"><text:span text:style-name="T85">(Invoke Top Level Maven Targets)</text:span></text:span></text:p>
      <text:p text:style-name="P12"><text:span text:style-name="Teletype"><text:span text:style-name="T86">4. </text:span></text:span><text:span text:style-name="Teletype"><text:span text:style-name="T84">F</text:span></text:span><text:span text:style-name="Teletype"><text:span text:style-name="T86">iles to archive – Enter **/*.jar Here ** means all the path available in your workspace</text:span></text:span></text:p>
      <text:p text:style-name="P14"><text:span text:style-name="Teletype"><text:span text:style-name="T87">5. **/* Will archive all artifacts.</text:span></text:span></text:p>
      <text:p text:style-name="P14"><text:span text:style-name="Teletype"><text:span text:style-name="T87"/></text:span></text:p>
      <text:p text:style-name="P15"><text:span text:style-name="Teletype"><text:span text:style-name="T27">Install &amp; Configure Tomcat in Staging Environment</text:span></text:span></text:p>
      <text:p text:style-name="P15"><text:span text:style-name="Teletype"><text:span text:style-name="T27"/></text:span></text:p>
      <text:p text:style-name="P16"><text:span text:style-name="Teletype"><text:span text:style-name="T28">Tomcat Installation on Server</text:span></text:span></text:p>
      <text:p text:style-name="P16"><text:span text:style-name="Teletype"><text:span text:style-name="T88"/></text:span></text:p>
      <text:p text:style-name="P16"><text:span text:style-name="Teletype"><text:span text:style-name="T88">1. sudo apt install unzip wget</text:span></text:span></text:p>
      <text:p text:style-name="P16"><text:span text:style-name="Teletype"><text:span text:style-name="T88">2. cd / tmp</text:span></text:span></text:p>
      <text:p text:style-name="P16"><text:span text:style-name="Teletype"><text:span text:style-name="T88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8">https://mirrors.estointernet.in/apache/tomcat/tomcat-8/v8.5.51/bin/apache-tomcat-8.5.51.zip</text:span></text:span></text:a></text:p>
      <text:p text:style-name="P16"><text:span text:style-name="Teletype"><text:span text:style-name="T88">4. unzip apache-tomcat-8.5.51.zip</text:span></text:span></text:p>
      <text:p text:style-name="P16"><text:span text:style-name="Teletype"><text:span text:style-name="T88">5. sudo mkdir -p /</text:span></text:span><text:span text:style-name="Teletype"><text:span text:style-name="T64">opt/tomcat</text:span></text:span></text:p>
      <text:p text:style-name="P17"><text:span text:style-name="Teletype"><text:span text:style-name="T65">6. sudo mv apache-tomcat-8.5.51 /opt/tomcat</text:span></text:span></text:p>
      <text:p text:style-name="P17"><text:span text:style-name="Teletype"><text:span text:style-name="T65"/></text:span></text:p>
      <text:p text:style-name="P18"><text:span text:style-name="Teletype"><text:span text:style-name="T33">Change tomcat server port</text:span></text:span></text:p>
      <text:p text:style-name="P18"><text:span text:style-name="Teletype"><text:span text:style-name="T66"/></text:span></text:p>
      <text:p text:style-name="P19"><text:span text:style-name="Teletype"><text:span text:style-name="T67">7. cd /opt/tomcat/</text:span></text:span></text:p>
      <text:p text:style-name="P20"><text:span text:style-name="Teletype"><text:span text:style-name="T68">8. cd apache-tomcat-8.5.51/</text:span></text:span></text:p>
      <text:p text:style-name="P21"><text:span text:style-name="Teletype"><text:span text:style-name="T69">9. cd conf</text:span></text:span></text:p>
      <text:p text:style-name="P21"><text:span text:style-name="Teletype"><text:span text:style-name="T69">10.</text:span></text:span><text:span text:style-name="Teletype"><text:span text:style-name="T70"> vi server.xml</text:span></text:span></text:p>
      <text:p text:style-name="P22"><text:span text:style-name="Teletype"><text:span text:style-name="T71">11. / connector (it will search)</text:span></text:span></text:p>
      <text:p text:style-name="P23"><text:span text:style-name="Teletype"><text:span text:style-name="T72">12. change 8080 to 9090 then use esc key and enter wq the press enter button.</text:span></text:span></text:p>
      <text:p text:style-name="P23"><text:span text:style-name="Teletype"><text:span text:style-name="T72">13. </text:span></text:span><text:span text:style-name="Teletype"><text:span text:style-name="T73">Go to bin directory.</text:span></text:span></text:p>
      <text:p text:style-name="P24"><text:span text:style-name="Teletype"><text:span text:style-name="T74">14. ls -la</text:span></text:span></text:p>
      <text:p text:style-name="P24"><text:span text:style-name="Teletype"><text:span text:style-name="T74">15. sudo chmod +x * (Set the executable permission to the <text:tab/>all scripts which are inside the current directory)</text:span></text:span></text:p>
      <text:p text:style-name="P25"><text:span text:style-name="Teletype"><text:span text:style-name="T75">16. ./startup.sh</text:span></text:span></text:p>
      <text:p text:style-name="P26"><text:span text:style-name="Teletype"><text:span text:style-name="T76">17. ./shutdown.sh</text:span></text:span></text:p>
      <text:p text:style-name="P27"><text:span text:style-name="Teletype"><text:span text:style-name="T77">18. cd conf</text:span></text:span></text:p>
      <text:p text:style-name="P27"><text:span text:style-name="Teletype"><text:span text:style-name="T77">18. vi tomcat-users.xml</text:span></text:span></text:p>
      <text:p text:style-name="P27"><text:span text:style-name="Teletype"><text:span text:style-name="T77"/></text:span></text:p>
      <text:p text:style-name="P27"><text:span text:style-name="Teletype"><text:span text:style-name="T34">Edit Rolls so that jenkins can use the credentials</text:span></text:span></text:p>
      <text:p text:style-name="P27"><text:span text:style-name="Teletype"><text:span text:style-name="T77"/></text:span></text:p>
      <text:p text:style-name="P27"><text:soft-page-break/><text:span text:style-name="Teletype"><text:span text:style-name="T77">19.roles = manager-script, admin-gui, password: tomcat, delete the end two lines</text:span></text:span></text:p>
      <text:p text:style-name="P28"><text:span text:style-name="Teletype"><text:span text:style-name="T78">20. shutdown and restart tomcat to apply the changes.</text:span></text:span></text:p>
      <text:p text:style-name="P28"><text:span text:style-name="Teletype"><text:span text:style-name="T25"/></text:span></text:p>
      <text:p text:style-name="P29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0"><text:span text:style-name="Teletype"><text:span text:style-name="T38">1. New Item</text:span></text:span></text:p>
      <text:p text:style-name="P158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0"><text:span text:style-name="Teletype"><text:span text:style-name="T38">3. Free Style Project -&gt; Ok Button</text:span></text:span></text:p>
      <text:p text:style-name="P30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0"><text:span text:style-name="Teletype"><text:span text:style-name="T38">5. Sourcode Management - &gt; git</text:span></text:span></text:p>
      <text:p text:style-name="P30"><text:span text:style-name="Teletype"><text:span text:style-name="T38">6. Select Delete workspace before build starts in Build Environement.</text:span></text:span></text:p>
      <text:p text:style-name="P30"><text:span text:style-name="Teletype"><text:span text:style-name="T38">7. Add timestamps to the console output in Build Env.</text:span></text:span></text:p>
      <text:p text:style-name="P30"><text:span text:style-name="Teletype"><text:span text:style-name="T38">8. Add build step - &gt; Select Invoke top-level maven targets</text:span></text:span></text:p>
      <text:p text:style-name="P30"><text:span text:style-name="Teletype"><text:span text:style-name="T38">9. Goals - &gt;clean package</text:span></text:span></text:p>
      <text:p text:style-name="P30"><text:span text:style-name="Teletype"><text:span text:style-name="T38">10. Select Advanced and specify the path of pom.xml file.</text:span></text:span></text:p>
      <text:p text:style-name="P31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2"><text:span text:style-name="Teletype"><text:span text:style-name="T40">12. Enter **/*.war</text:span></text:span></text:p>
      <text:p text:style-name="P32"><text:span text:style-name="Teletype"><text:span text:style-name="T40">13. Build Now</text:span></text:span></text:p>
      <text:p text:style-name="P32"><text:span text:style-name="Teletype"><text:span text:style-name="T40"/></text:span></text:p>
      <text:p text:style-name="P32"><text:span text:style-name="Teletype"><text:span text:style-name="T40">1. Go to Mangage Jenkins</text:span></text:span></text:p>
      <text:p text:style-name="P32"><text:span text:style-name="Teletype"><text:span text:style-name="T40">2. Go to Manage Plugins</text:span></text:span></text:p>
      <text:p text:style-name="P32"><text:span text:style-name="Teletype"><text:span text:style-name="T40">3. Select Available</text:span></text:span></text:p>
      <text:p text:style-name="P32"><text:span text:style-name="Teletype"><text:span text:style-name="T40">4. Search for copy artifact</text:span></text:span></text:p>
      <text:p text:style-name="P32"><text:span text:style-name="Teletype"><text:span text:style-name="T40">5. Install </text:span></text:span><text:span text:style-name="Teletype"><text:span text:style-name="T41">without restart</text:span></text:span></text:p>
      <text:p text:style-name="P33"><text:span text:style-name="Teletype"><text:span text:style-name="T41">6. Install Deploy to container plugin</text:span></text:span></text:p>
      <text:p text:style-name="P34"><text:span text:style-name="Teletype"><text:span text:style-name="T42">7. Create a new job Deploy_application</text:span></text:span></text:p>
      <text:p text:style-name="P34"><text:span text:style-name="Teletype"><text:span text:style-name="T42">8. At Add build step select Copy artifacts from another project</text:span></text:span></text:p>
      <text:p text:style-name="P35"><text:span text:style-name="Teletype"><text:span text:style-name="T43">9. Enter the project name of previous project as <text:s/>Package_Application</text:span></text:span></text:p>
      <text:p text:style-name="P35"><text:span text:style-name="Teletype"><text:span text:style-name="T43">10. Check the Stable Build Option.</text:span></text:span></text:p>
      <text:p text:style-name="P35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6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7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8"><text:span text:style-name="Teletype"><text:span text:style-name="T47">14. </text:span></text:span><text:span text:style-name="Teletype"><text:span text:style-name="T48">Contextpath -&gt; /</text:span></text:span></text:p>
      <text:p text:style-name="P39"><text:span text:style-name="Teletype"><text:span text:style-name="T48">15. </text:span></text:span><text:span text:style-name="Teletype"><text:span text:style-name="T50">Add container -&gt; select Tomcat 8.x</text:span></text:span></text:p>
      <text:p text:style-name="P40"><text:span text:style-name="Teletype"><text:span text:style-name="T51">16. Add Credentials -&gt; Jenkins Credentials</text:span></text:span></text:p>
      <text:p text:style-name="P40"><text:span text:style-name="Teletype"><text:span text:style-name="T51">17. username and password -&gt; tomcat &amp; tomcat</text:span></text:span></text:p>
      <text:p text:style-name="P40"><text:span text:style-name="Teletype"><text:span text:style-name="T51">18. </text:span></text:span><text:span text:style-name="Teletype"><text:span text:style-name="T52">Now for credentials tomcat</text:span></text:span></text:p>
      <text:p text:style-name="P41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2"><text:span text:style-name="Teletype"><text:span text:style-name="T53">20. Click on save.</text:span></text:span></text:p>
      <text:p text:style-name="P42"><text:span text:style-name="Teletype"><text:span text:style-name="T53"/></text:span></text:p>
      <text:p text:style-name="P43"><text:span text:style-name="Teletype"><text:span text:style-name="T54">Make the jobs dependent on each other:</text:span></text:span></text:p>
      <text:p text:style-name="P43"><text:span text:style-name="Teletype"><text:span text:style-name="T54">1. Go to Package Application</text:span></text:span></text:p>
      <text:p text:style-name="P43"><text:span text:style-name="Teletype"><text:span text:style-name="T54">2. Selct Post Build-Actions</text:span></text:span></text:p>
      <text:p text:style-name="P43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4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5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6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7"><text:span text:style-name="Teletype"><text:span text:style-name="T60">7. Save</text:span></text:span></text:p>
      <text:p text:style-name="P47"><text:span text:style-name="Teletype"><text:span text:style-name="T60"/></text:span></text:p>
      <text:p text:style-name="P48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8"><text:span text:style-name="Teletype"><text:span text:style-name="T62"/></text:span></text:p>
      <text:p text:style-name="P49"><text:span text:style-name="Teletype"><text:span text:style-name="T32">Build Pipeline Plugin</text:span></text:span></text:p>
      <text:p text:style-name="P50"><text:span text:style-name="Teletype"><text:span text:style-name="T63">Install the Build Pipeline Plugin</text:span></text:span></text:p>
      <text:p text:style-name="P51"><text:span text:style-name="Teletype"><text:span text:style-name="T79">1. Click on + icon</text:span></text:span></text:p>
      <text:p text:style-name="P52"><text:span text:style-name="Teletype"><text:span text:style-name="T80">2. Enter View name</text:span></text:span></text:p>
      <text:p text:style-name="P51"><text:span text:style-name="Teletype"><text:span text:style-name="T80">3</text:span></text:span><text:span text:style-name="Teletype"><text:span text:style-name="T79">. Select Build Pipeline View.</text:span></text:span></text:p>
      <text:p text:style-name="P51"><text:span text:style-name="Teletype"><text:span text:style-name="T80">4</text:span></text:span><text:span text:style-name="Teletype"><text:span text:style-name="T79">. </text:span></text:span><text:span text:style-name="Teletype"><text:span text:style-name="T81">Enter some Build Pipeline View Title</text:span></text:span></text:p>
      <text:p text:style-name="P53"><text:span text:style-name="Teletype"><text:span text:style-name="T81">5. Select Initial Job – Package_Application</text:span></text:span></text:p>
      <text:p text:style-name="P53"><text:span text:style-name="Teletype"><text:span text:style-name="T81">6. Click on Ok</text:span></text:span></text:p>
      <text:p text:style-name="P53"><text:span text:style-name="Teletype"><text:span text:style-name="T81"/></text:span></text:p>
      <text:p text:style-name="P54"><text:span text:style-name="Teletype"><text:span text:style-name="T36">Deploy to Production</text:span></text:span></text:p>
      <text:p text:style-name="P55"><text:span text:style-name="Teletype"><text:span text:style-name="T82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6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6"><text:span text:style-name="Teletype"><text:span text:style-name="T94">3. vi server.xml</text:span></text:span></text:p>
      <text:p text:style-name="P56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7"><text:span text:style-name="Teletype"><text:span text:style-name="T98">5. start the server in staging eve bin/startup.sh</text:span></text:span></text:p>
      <text:p text:style-name="P57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7"><text:span text:style-name="Teletype"><text:span text:style-name="T99"/></text:span></text:p>
      <text:p text:style-name="P58"><text:span text:style-name="Teletype"><text:span text:style-name="T103">1. Create a new item</text:span></text:span></text:p>
      <text:p text:style-name="P58"><text:span text:style-name="Teletype"><text:span text:style-name="T103">2. Enter an item name (Deploy_Application_Prod_Env)</text:span></text:span></text:p>
      <text:p text:style-name="P58"><text:span text:style-name="Teletype"><text:span text:style-name="T103">3. This will deploy Java Tomcat Application in Production.</text:span></text:span></text:p>
      <text:p text:style-name="P58"><text:span text:style-name="Teletype"><text:span text:style-name="T103">4. Discard Code builds 5 and 5.</text:span></text:span></text:p>
      <text:p text:style-name="P58"><text:span text:style-name="Teletype"><text:span text:style-name="T103">5. Delete Workspace before build starts and Add time stamps in Build Env.</text:span></text:span></text:p>
      <text:p text:style-name="P58"><text:span text:style-name="Teletype"><text:span text:style-name="T103">6. In Build Select Add build step and select Copy artifact from other project.</text:span></text:span></text:p>
      <text:p text:style-name="P58"><text:span text:style-name="Teletype"><text:span text:style-name="T103">7. Project Name -&gt; Package Application</text:span></text:span></text:p>
      <text:p text:style-name="P58"><text:span text:style-name="Teletype"><text:span text:style-name="T103">8. Select Stable Build.</text:span></text:span></text:p>
      <text:p text:style-name="P58"><text:span text:style-name="Teletype"><text:span text:style-name="T103">9. Artificats to copy <text:s/>-&gt; **/*.war</text:span></text:span></text:p>
      <text:p text:style-name="P62"><text:span text:style-name="Teletype"><text:span text:style-name="T110">10. Click on Post-Build-Actions and select Deploy war/ear to a container</text:span></text:span></text:p>
      <text:p text:style-name="P62"><text:span text:style-name="Teletype"><text:span text:style-name="T110">11. Enter **/*.war</text:span></text:span></text:p>
      <text:p text:style-name="P62"><text:span text:style-name="Teletype"><text:span text:style-name="T110">12. Context path -&gt; /</text:span></text:span></text:p>
      <text:p text:style-name="P62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2"><text:span text:style-name="Teletype"><text:span text:style-name="T110">14. Enter the tomcat url -&gt; http://134.122.28.225:8081/</text:span></text:span></text:p>
      <text:p text:style-name="P58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8"><text:span text:style-name="Teletype"><text:span text:style-name="T104"/></text:span></text:p>
      <text:p text:style-name="P58"><text:span text:style-name="Teletype"><text:span text:style-name="T104"/></text:span></text:p>
      <text:p text:style-name="P59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59"><text:span text:style-name="Teletype"><text:span text:style-name="T106">2. Go to Post-build Actions</text:span></text:span></text:p>
      <text:p text:style-name="P59"><text:span text:style-name="Teletype"><text:span text:style-name="T106">3. Click Add post-build actions and select </text:span></text:span><text:span text:style-name="Teletype"><text:span text:style-name="T129">Build other projects (Manual Step)</text:span></text:span></text:p>
      <text:p text:style-name="P60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1"><text:span text:style-name="Teletype"><text:span text:style-name="T109">5. Click on save.</text:span></text:span></text:p>
      <text:p text:style-name="P61"><text:span text:style-name="Teletype"><text:span text:style-name="T109"/></text:span></text:p>
      <text:p text:style-name="P63"><text:span text:style-name="Teletype"><text:span text:style-name="T130">Infrastructuer As Code:</text:span></text:span><text:span text:style-name="Teletype"><text:span text:style-name="T131"> </text:span></text:span></text:p>
      <text:p text:style-name="P75"><text:span text:style-name="Teletype"><text:span text:style-name="T132">Coding the jenkins job is called as Infrastructure as code instead of manually configuring them.</text:span></text:span></text:p>
      <text:p text:style-name="P78"><text:span text:style-name="Teletype"><text:span text:style-name="T203"/></text:span></text:p>
      <text:p text:style-name="P77"><text:span text:style-name="Teletype"><text:span text:style-name="T204">Introduction to Jenkins Job DSL:</text:span></text:span></text:p>
      <text:p text:style-name="P79"><text:span text:style-name="Teletype"><text:span text:style-name="T133">DSL stands for Domain Specific Language.</text:span></text:span></text:p>
      <text:p text:style-name="P80"><text:span text:style-name="Teletype"><text:span text:style-name="T134">1. Go to Manage Plugins.</text:span></text:span></text:p>
      <text:p text:style-name="P80"><text:span text:style-name="Teletype"><text:span text:style-name="T134">2. Search for Job DSL</text:span></text:span></text:p>
      <text:p text:style-name="P81"><text:span text:style-name="Teletype"><text:span text:style-name="T135">3. Install Job DSL.</text:span></text:span></text:p>
      <text:p text:style-name="P81"><text:span text:style-name="Teletype"><text:span text:style-name="T135"/></text:span></text:p>
      <text:p text:style-name="P64"><text:span text:style-name="Teletype"><text:span text:style-name="T109"/></text:span></text:p>
      <text:p text:style-name="P82"><text:span text:style-name="Teletype"><text:span text:style-name="T205">Demo: Jenkins Job </text:span></text:span><text:span text:style-name="Teletype"><text:span text:style-name="T204">DSL </text:span></text:span><text:span text:style-name="Teletype"><text:span text:style-name="T205">with Maven Project</text:span></text:span></text:p>
      <text:p text:style-name="P89"><text:span text:style-name="Teletype"><text:span text:style-name="T145">1. Write the infrastructure code in MavenProjectDSL.groovy</text:span></text:span></text:p>
      <text:p text:style-name="P83"><text:span text:style-name="Teletype"><text:span text:style-name="T136">For jenkins </text:span></text:span><text:span text:style-name="Teletype"><text:span text:style-name="T137">naming convention</text:span></text:span><text:span text:style-name="Teletype"><text:span text:style-name="T136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36">http://jenkinsci.github.io/job-dsl-plugin/#path/job/</text:span></text:span></text:a></text:p>
      <text:p text:style-name="P83"><text:span text:style-name="Teletype"><text:span text:style-name="T136"/></text:span></text:p>
      <text:p text:style-name="P84"><text:span text:style-name="Teletype"><text:span text:style-name="T138">1. New Item</text:span></text:span></text:p>
      <text:p text:style-name="P84"><text:span text:style-name="Teletype"><text:span text:style-name="T138">2. Item Name -&gt; Maven_Seed_Job</text:span></text:span></text:p>
      <text:p text:style-name="P84"><text:span text:style-name="Teletype"><text:span text:style-name="T138">3. Freestyle Project.</text:span></text:span></text:p>
      <text:p text:style-name="P84"><text:span text:style-name="Teletype"><text:span text:style-name="T138">4. Click Ok Button.</text:span></text:span></text:p>
      <text:p text:style-name="P85"><text:span text:style-name="Teletype"><text:span text:style-name="T139">5. Source Code Mgmt - &gt; Selct Git.</text:span></text:span></text:p>
      <text:p text:style-name="P85"><text:span text:style-name="Teletype"><text:span text:style-name="T139">6. Copy Paste the Repository Url </text:span></text:span><text:span text:style-name="Teletype"><text:span text:style-name="T146">of the DSL file</text:span></text:span><text:span text:style-name="Teletype"><text:span text:style-name="T139">.</text:span></text:span></text:p>
      <text:p text:style-name="P85"><text:span text:style-name="Teletype"><text:span text:style-name="T139">7. </text:span></text:span><text:span text:style-name="Teletype"><text:span text:style-name="T140">In Build Options select Process Job DSL’s</text:span></text:span></text:p>
      <text:p text:style-name="P86"><text:span text:style-name="Teletype"><text:span text:style-name="T140">8. Copy paste the DSL Script path </text:span></text:span><text:span text:style-name="Teletype"><text:span text:style-name="T147">in DSL Scripts field. </text:span></text:span><text:span text:style-name="Teletype"><text:span text:style-name="T148">(MavenProjectDSL.groovy )</text:span></text:span></text:p>
      <text:p text:style-name="P86"><text:span text:style-name="Teletype"><text:span text:style-name="T140">9. </text:span></text:span><text:span text:style-name="Teletype"><text:span text:style-name="T141">Save.</text:span></text:span></text:p>
      <text:p text:style-name="P87"><text:span text:style-name="Teletype"><text:span text:style-name="T142">10. Go for build now. </text:span></text:span><text:span text:style-name="Teletype"><text:span text:style-name="T143">U will get an error to approve the script.</text:span></text:span></text:p>
      <text:p text:style-name="P88"><text:span text:style-name="Teletype"><text:span text:style-name="T143">11. Go to manage jenkins</text:span></text:span></text:p>
      <text:p text:style-name="P88"><text:span text:style-name="Teletype"><text:span text:style-name="T143">12. Go to In-Process Script Approal.</text:span></text:span></text:p>
      <text:p text:style-name="P88"><text:span text:style-name="Teletype"><text:span text:style-name="T143">13. Approve the script. </text:span></text:span><text:span text:style-name="Teletype"><text:span text:style-name="T144">And again build.</text:span></text:span></text:p>
      <text:p text:style-name="P88"><text:span text:style-name="Teletype"><text:span text:style-name="T144"/></text:span></text:p>
      <text:p text:style-name="P90"><text:span text:style-name="Teletype"><text:span text:style-name="T206">Demo Code Pipeline</text:span></text:span></text:p>
      <text:p text:style-name="P90"><text:span text:style-name="Teletype"><text:span text:style-name="T149">Create a new view</text:span></text:span></text:p>
      <text:p text:style-name="P90"><text:span text:style-name="Teletype"><text:span text:style-name="T149">1. View name (CodePipeline)</text:span></text:span></text:p>
      <text:p text:style-name="P90"><text:span text:style-name="Teletype"><text:span text:style-name="T149">2. Select Pipeline View.</text:span></text:span></text:p>
      <text:p text:style-name="P90"><text:span text:style-name="Teletype"><text:span text:style-name="T149">3. Ok</text:span></text:span></text:p>
      <text:p text:style-name="P90"><text:span text:style-name="Teletype"><text:span text:style-name="T149"/></text:span></text:p>
      <text:p text:style-name="P91"><text:span text:style-name="Teletype"><text:span text:style-name="T150">1. Create New Item</text:span></text:span></text:p>
      <text:p text:style-name="P91"><text:span text:style-name="Teletype"><text:span text:style-name="T150">2. Enter name (SampleCodePipeline)</text:span></text:span></text:p>
      <text:p text:style-name="P91"><text:span text:style-name="Teletype"><text:span text:style-name="T150">3. Select Pipeline</text:span></text:span></text:p>
      <text:p text:style-name="P91"><text:span text:style-name="Teletype"><text:span text:style-name="T150">4. </text:span></text:span><text:span text:style-name="Teletype"><text:span text:style-name="T151">Ok</text:span></text:span></text:p>
      <text:p text:style-name="P92"><text:span text:style-name="Teletype"><text:span text:style-name="T152">5. Description – This is the first and sample pipeline job.</text:span></text:span></text:p>
      <text:p text:style-name="P92"><text:soft-page-break/><text:span text:style-name="Teletype"><text:span text:style-name="T152">6. </text:span></text:span><text:span text:style-name="Teletype"><text:span text:style-name="T153">U can copy and paste the pipeline script in th Pipleline section. <text:s/></text:span></text:span><text:span text:style-name="Teletype"><text:span text:style-name="T154">Or select Pipline script from SCM.</text:span></text:span></text:p>
      <text:p text:style-name="P93"><text:span text:style-name="Teletype"><text:span text:style-name="T155">7. </text:span></text:span><text:span text:style-name="Teletype"><text:span text:style-name="T156">Select git and copy past the url of git project.</text:span></text:span></text:p>
      <text:p text:style-name="P94"><text:span text:style-name="Teletype"><text:span text:style-name="T156">8. Define the file name in the script path (Jenkinsfile)</text:span></text:span></text:p>
      <text:p text:style-name="P94"><text:span text:style-name="Teletype"><text:span text:style-name="T156">9. Save</text:span></text:span></text:p>
      <text:p text:style-name="P57"><text:span text:style-name="Teletype"><text:span text:style-name="T99"/></text:span></text:p>
      <text:p text:style-name="P55"><text:span text:style-name="Teletype"><text:span text:style-name="T93"/></text:span></text:p>
      <text:p text:style-name="P95"><text:span text:style-name="Teletype"><text:span text:style-name="T207">Automate Existing Maven Project </text:span></text:span><text:span text:style-name="Teletype"><text:span text:style-name="T206">Pipeline</text:span></text:span></text:p>
      <text:p text:style-name="P96"><text:span text:style-name="Teletype"><text:span text:style-name="T157">1. Inside Tomcat Application View</text:span></text:span></text:p>
      <text:p text:style-name="P96"><text:span text:style-name="Teletype"><text:span text:style-name="T157">2. Create a new Item</text:span></text:span></text:p>
      <text:p text:style-name="P96"><text:span text:style-name="Teletype"><text:span text:style-name="T157">3. Select Pipeline</text:span></text:span></text:p>
      <text:p text:style-name="P97"><text:span text:style-name="Teletype"><text:span text:style-name="T158">4. Description( This is Code Pipeline Job to Package the Maven Project)</text:span></text:span></text:p>
      <text:p text:style-name="P97"><text:span text:style-name="Teletype"><text:span text:style-name="T158">5. </text:span></text:span><text:span text:style-name="Teletype"><text:span text:style-name="T159">Select Discard Old Builds 5 5</text:span></text:span></text:p>
      <text:p text:style-name="P98"><text:span text:style-name="Teletype"><text:span text:style-name="T159">6. In Pipeline select Pipelinescript from SCM</text:span></text:span></text:p>
      <text:p text:style-name="P98"><text:span text:style-name="Teletype"><text:span text:style-name="T159">7. </text:span></text:span><text:span text:style-name="Teletype"><text:span text:style-name="T160">Select Git and copy paste the repository URL</text:span></text:span></text:p>
      <text:p text:style-name="P159"><text:span text:style-name="Teletype"><text:span text:style-name="T114">8. </text:span></text:span><text:span text:style-name="Teletype"><text:span text:style-name="T115">Paste the path as </text:span></text:span><text:span text:style-name="Teletype"><text:span text:style-name="Strong_20_Emphasis"><text:span text:style-name="T208">java-tomcat-sample</text:span></text:span></text:span><text:span text:style-name="Teletype"><text:span text:style-name="T115">/Jenkinsfile for script path</text:span></text:span></text:p>
      <text:p text:style-name="P160"><text:span text:style-name="Teletype"><text:span text:style-name="T115">9. </text:span></text:span><text:span text:style-name="Teletype"><text:span text:style-name="T116">Build Now.</text:span></text:span></text:p>
      <text:p text:style-name="P161"><text:span text:style-name="Teletype"><text:span text:style-name="T117">10. We got an error as “The goal you specified requires a project to execute but there is no POM in this directory (/var/lib/jenkins/workspace/Package Application Code Pipeline). Please verify you invoked Maven from the correct directory.</text:span></text:span></text:p>
      <text:p text:style-name="P161"><text:span text:style-name="Teletype"><text:span text:style-name="T117">“</text:span></text:span></text:p>
      <text:p text:style-name="P161"><text:span text:style-name="Teletype"><text:span text:style-name="T117">11. </text:span></text:span><text:span text:style-name="Teletype"><text:span text:style-name="T118">Hence we need to define the complete path of pom.xml in the Jenkins file.</text:span></text:span></text:p>
      <text:p text:style-name="P162"><text:span text:style-name="Teletype"><text:span text:style-name="T119">12. sh 'mvn -f java-tomcat-sample/pom.xml clean package'</text:span></text:span></text:p>
      <text:p text:style-name="P163"><text:span text:style-name="Teletype"><text:span text:style-name="T120">13. Build Now.</text:span></text:span></text:p>
      <text:p text:style-name="P163"><text:span text:style-name="Teletype"><text:span text:style-name="T120"/></text:span></text:p>
      <text:p text:style-name="P164"><text:span text:style-name="Teletype"><text:span text:style-name="T121">Now configure the Deploy Application Staging and Prod Env jobs according to the Packaging Application Code Pipeline.</text:span></text:span></text:p>
      <text:p text:style-name="P164"><text:span text:style-name="Teletype"><text:span text:style-name="T121">1. </text:span></text:span><text:span text:style-name="Teletype"><text:span text:style-name="T122">Go to Deploy_Application_Staging and click on configure.</text:span></text:span></text:p>
      <text:p text:style-name="P165"><text:span text:style-name="Teletype"><text:span text:style-name="T122">2. 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65"><text:span text:style-name="Teletype"><text:span text:style-name="T122">3. Delete the post build actions configuration of Deploy_Application_Prod_Env.</text:span></text:span></text:p>
      <text:p text:style-name="P166"><text:span text:style-name="Teletype"><text:span text:style-name="T123">We will handle this in the Jenkinsfile.</text:span></text:span></text:p>
      <text:p text:style-name="P167"><text:span text:style-name="Teletype"><text:span text:style-name="T124">4. Save the job.</text:span></text:span></text:p>
      <text:p text:style-name="P167"><text:span text:style-name="Teletype"><text:span text:style-name="T124"/></text:span></text:p>
      <text:p text:style-name="P168"><text:span text:style-name="Teletype"><text:span text:style-name="T125">Modify the same thing in the production environment.</text:span></text:span></text:p>
      <text:p text:style-name="P168"><text:span text:style-name="Teletype"><text:span text:style-name="T125">1. Go to Deploy_Application_Production and click on configure.</text:span></text:span></text:p>
      <text:p text:style-name="P169"><text:span text:style-name="Teletype"><text:span text:style-name="T125">2. </text:span></text:span><text:span text:style-name="Teletype"><text:span text:style-name="T122"><text:s/>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69"><text:span text:style-name="Teletype"><text:span text:style-name="T126">3. </text:span></text:span><text:span text:style-name="Teletype"><text:span text:style-name="T127">Save the job.</text:span></text:span></text:p>
      <text:p text:style-name="P170"><text:span text:style-name="Teletype"><text:span text:style-name="T128">4. Now modify the Jenkins file and add the starge to deploy the staging env.</text:span></text:span></text:p>
      <text:p text:style-name="P170"><text:span text:style-name="Teletype"><text:span text:style-name="T128"/></text:span></text:p>
      <text:p text:style-name="P170"><text:span text:style-name="Teletype"><text:span text:style-name="T128"/></text:span></text:p>
      <text:p text:style-name="P99"><text:span text:style-name="Teletype"><text:span text:style-name="T209">Distributed Builds Concept</text:span></text:span></text:p>
      <text:p text:style-name="P100"><text:span text:style-name="Teletype"><text:span text:style-name="T161">Here there will be on Jenkins Master and other slaves.</text:span></text:span></text:p>
      <text:p text:style-name="P95"><text:span text:style-name="Teletype"><text:span text:style-name="T113"/></text:span></text:p>
      <text:p text:style-name="P101"><text:soft-page-break/><text:span text:style-name="Teletype"><text:span text:style-name="T210">Create and Configure Jenkins Slave</text:span></text:span></text:p>
      <text:p text:style-name="P102"><text:span text:style-name="Teletype"><text:span text:style-name="T162">1. Create the slave node.</text:span></text:span></text:p>
      <text:p text:style-name="P102"><text:span text:style-name="Teletype"><text:span text:style-name="T162">2. </text:span></text:span><text:span text:style-name="Teletype"><text:span text:style-name="T163">Login to digital ocean.</text:span></text:span></text:p>
      <text:p text:style-name="P103"><text:span text:style-name="Teletype"><text:span text:style-name="T163">3. Click on create button.</text:span></text:span></text:p>
      <text:p text:style-name="P103"><text:span text:style-name="Teletype"><text:span text:style-name="T163">4. Select Droplets</text:span></text:span></text:p>
      <text:p text:style-name="P103"><text:span text:style-name="Teletype"><text:span text:style-name="T163">5. Select Ubuntu</text:span></text:span></text:p>
      <text:p text:style-name="P103"><text:span text:style-name="Teletype"><text:span text:style-name="T163">6. Select the bare mininum machine.</text:span></text:span></text:p>
      <text:p text:style-name="P103"><text:span text:style-name="Teletype"><text:span text:style-name="T163">7. </text:span></text:span><text:span text:style-name="Teletype"><text:span text:style-name="T164">Select Newyork</text:span></text:span></text:p>
      <text:p text:style-name="P104"><text:span text:style-name="Teletype"><text:span text:style-name="T164">8. Select OTP</text:span></text:span></text:p>
      <text:p text:style-name="P104"><text:span text:style-name="Teletype"><text:span text:style-name="T164">9. </text:span></text:span><text:span text:style-name="Teletype"><text:span text:style-name="T165">Choose Name -&gt; jenkinsslave1</text:span></text:span></text:p>
      <text:p text:style-name="P105"><text:span text:style-name="Teletype"><text:span text:style-name="T165">10. Create droplet</text:span></text:span></text:p>
      <text:p text:style-name="P105"><text:span text:style-name="Teletype"><text:span text:style-name="T165"/></text:span></text:p>
      <text:p text:style-name="P105"><text:span text:style-name="Teletype"><text:span text:style-name="T165">IP Address: 198.211.100.174<text:line-break/>Username: root</text:span></text:span></text:p>
      <text:p text:style-name="P106"><text:span text:style-name="Teletype"><text:span text:style-name="T166">Password: Aistle7868@</text:span></text:span></text:p>
      <text:p text:style-name="P106"><text:span text:style-name="Teletype"><text:span text:style-name="T166"/></text:span></text:p>
      <text:p text:style-name="P107"><text:span text:style-name="Teletype"><text:span text:style-name="T167">Jenkins Master will use a specific user called as Jenkins User to ssh on the slave machine.</text:span></text:span></text:p>
      <text:p text:style-name="P108"><text:span text:style-name="Teletype"><text:span text:style-name="T168">Hence we need to switch on the Jenkins user from the root user in master.</text:span></text:span></text:p>
      <text:p text:style-name="P109"><text:span text:style-name="Teletype"><text:span text:style-name="T169">1. sudo -iu jenkins</text:span></text:span></text:p>
      <text:p text:style-name="P109"><text:span text:style-name="Teletype"><text:span text:style-name="T169">We need to configure the ssh from master to slave with out the password. </text:span></text:span><text:span text:style-name="Teletype"><text:span text:style-name="T170">For this we will use the public private keys. We will generate a rsa certificate on my machine.</text:span></text:span></text:p>
      <text:p text:style-name="P110"><text:span text:style-name="Teletype"><text:span text:style-name="T170">1. ssh-keygen -t rsa</text:span></text:span></text:p>
      <text:p text:style-name="P111"><text:span text:style-name="Teletype"><text:span text:style-name="T171">2. Press enter twice.</text:span></text:span></text:p>
      <text:p text:style-name="P111"><text:span text:style-name="Teletype"><text:span text:style-name="T171"/></text:span></text:p>
      <text:p text:style-name="P112"><text:span text:style-name="Teletype"><text:span text:style-name="T172">The paths will be</text:span></text:span></text:p>
      <text:p text:style-name="P112"><text:span text:style-name="Teletype"><text:span text:style-name="T172">/var/lib/jenkins/.ssh/id_rsa.</text:span></text:span></text:p>
      <text:p text:style-name="P112"><text:span text:style-name="Teletype"><text:span text:style-name="T172">/var/lib/jenkins/.ssh/id_rsa.pub.</text:span></text:span></text:p>
      <text:p text:style-name="P112"><text:span text:style-name="Teletype"><text:span text:style-name="T172"/></text:span></text:p>
      <text:p text:style-name="P113"><text:span text:style-name="Teletype"><text:span text:style-name="T173">We need to create the .ssh directory on slave as well in order to configure master slave</text:span></text:span></text:p>
      <text:p text:style-name="P114"><text:span text:style-name="Teletype"><text:span text:style-name="T174">1. ssh </text:span></text:span><text:a xlink:type="simple" xlink:href="mailto:root@198.211.100.174" text:style-name="Internet_20_link" text:visited-style-name="Visited_20_Internet_20_Link"><text:span text:style-name="Teletype"><text:span text:style-name="T174">root@198.211.100.174</text:span></text:span></text:a><text:span text:style-name="Teletype"><text:span text:style-name="T174"> </text:span></text:span><text:span text:style-name="Teletype"><text:span text:style-name="T175">mkdir -p .ssh (On Master) </text:span></text:span><text:span text:style-name="Teletype"><text:span text:style-name="T176">as jenkins user.</text:span></text:span></text:p>
      <text:p text:style-name="P115"><text:span text:style-name="Teletype"><text:span text:style-name="T177">2. Enter the password of slave machine</text:span></text:span></text:p>
      <text:p text:style-name="P116"><text:span text:style-name="Teletype"><text:span text:style-name="T178">we need to copy the public key on master to the slave node on ssh directory.</text:span></text:span></text:p>
      <text:p text:style-name="P117"><text:span text:style-name="Teletype"><text:span text:style-name="T179">3. cat </text:span></text:span><text:span text:style-name="Teletype"><text:span text:style-name="T172">/var/lib/jenkins/.ssh/id_rsa.pub </text:span></text:span><text:span text:style-name="Teletype"><text:span text:style-name="T179">| ssh </text:span></text:span><text:a xlink:type="simple" xlink:href="mailto:root@198.211.100.174" text:style-name="Internet_20_link" text:visited-style-name="Visited_20_Internet_20_Link"><text:span text:style-name="Teletype"><text:span text:style-name="T179">root@198.211.100.174</text:span></text:span></text:a><text:span text:style-name="Teletype"><text:span text:style-name="T179"> ‘cat &gt;&gt; .ssh/authorized_keys’ (type it don’t copy paste it)</text:span></text:span></text:p>
      <text:p text:style-name="P117"><text:span text:style-name="Teletype"><text:span text:style-name="T179">4. Enter the password of slave</text:span></text:span></text:p>
      <text:p text:style-name="P118"><text:span text:style-name="Teletype"><text:span text:style-name="T180">5. <text:s/></text:span></text:span><text:span text:style-name="Teletype"><text:span text:style-name="T174">ssh </text:span></text:span><text:a xlink:type="simple" xlink:href="mailto:root@198.211.100.174" text:style-name="Internet_20_link" text:visited-style-name="Visited_20_Internet_20_Link"><text:span text:style-name="Teletype"><text:span text:style-name="T174">root@198.211.100.174</text:span></text:span></text:a><text:span text:style-name="Teletype"><text:span text:style-name="T174"> </text:span></text:span><text:span text:style-name="Teletype"><text:span text:style-name="T180">(By using this command u can login to the slave from the master terminal) </text:span></text:span><text:span text:style-name="Teletype"><text:span text:style-name="T181">without password.</text:span></text:span></text:p>
      <text:p text:style-name="P119"><text:span text:style-name="Teletype"><text:span text:style-name="T181">6. </text:span></text:span><text:span text:style-name="Teletype"><text:span text:style-name="T182">exit (to exit form slave)</text:span></text:span></text:p>
      <text:p text:style-name="P119"><text:span text:style-name="Teletype"><text:span text:style-name="T182"/></text:span></text:p>
      <text:p text:style-name="P119"><text:span text:style-name="Teletype"><text:span text:style-name="T182"/></text:span></text:p>
      <text:p text:style-name="P120"><text:span text:style-name="Teletype"><text:span text:style-name="T183">On slave</text:span></text:span></text:p>
      <text:p text:style-name="P120"><text:span text:style-name="Teletype"><text:span text:style-name="T183">1. mkdir -p /bin</text:span></text:span></text:p>
      <text:p text:style-name="P121"><text:span text:style-name="Teletype"><text:span text:style-name="T184">2. mkdir bin</text:span></text:span></text:p>
      <text:p text:style-name="P121"><text:soft-page-break/><text:span text:style-name="Teletype"><text:span text:style-name="T184">Inside the bin directory we need to download the slave jar for that we need to download it from the master</text:span></text:span></text:p>
      <text:p text:style-name="P121"><text:span text:style-name="Teletype"><text:span text:style-name="T184">3. wget </text:span></text:span><text:a xlink:type="simple" xlink:href="http://134.122.28.225:8080/jnlpJars/slave.jar" text:style-name="Internet_20_link" text:visited-style-name="Visited_20_Internet_20_Link"><text:span text:style-name="Teletype"><text:span text:style-name="T184">http://134.122.28.225:8080/jnlpJars/slave.jar</text:span></text:span></text:a></text:p>
      <text:p text:style-name="P121"><text:span text:style-name="Teletype"><text:span text:style-name="T184"/></text:span></text:p>
      <text:p text:style-name="P121"><text:span text:style-name="Teletype"><text:span text:style-name="T184">We need to install the java</text:span></text:span></text:p>
      <text:p text:style-name="P121"><text:span text:style-name="Teletype"><text:span text:style-name="T184">4. sudo add-apt-repository ppa:webupd8team/java</text:span></text:span></text:p>
      <text:p text:style-name="P121"><text:span text:style-name="Teletype"><text:span text:style-name="T184">5. sudo apt-get update</text:span></text:span></text:p>
      <text:p text:style-name="P121"><text:span text:style-name="Teletype"><text:span text:style-name="T184">6. sudo apt install openjdk-8-jdk</text:span></text:span></text:p>
      <text:p text:style-name="P121"><text:span text:style-name="Teletype"><text:span text:style-name="T184"/></text:span></text:p>
      <text:p text:style-name="P122"><text:span text:style-name="Teletype"><text:span text:style-name="T185">Now we will go to the Jenkins and attach the slave to it.</text:span></text:span></text:p>
      <text:p text:style-name="P123"><text:span text:style-name="Teletype"><text:span text:style-name="T186">1. Manage jenkins</text:span></text:span></text:p>
      <text:p text:style-name="P123"><text:span text:style-name="Teletype"><text:span text:style-name="T186">2. Manage Nodes</text:span></text:span></text:p>
      <text:p text:style-name="P123"><text:span text:style-name="Teletype"><text:span text:style-name="T186">3. New Node.</text:span></text:span></text:p>
      <text:p text:style-name="P123"><text:span text:style-name="Teletype"><text:span text:style-name="T186">4. Node Name (JenkinsSlave1)</text:span></text:span></text:p>
      <text:p text:style-name="P123"><text:span text:style-name="Teletype"><text:span text:style-name="T186">5. Select Permanent Agent</text:span></text:span></text:p>
      <text:p text:style-name="P123"><text:span text:style-name="Teletype"><text:span text:style-name="T186">6. </text:span></text:span><text:span text:style-name="Teletype"><text:span text:style-name="T187">Description : Unix Client</text:span></text:span></text:p>
      <text:p text:style-name="P124"><text:span text:style-name="Teletype"><text:span text:style-name="T187">7. No of executors: 2 executor on 1 core machine</text:span></text:span></text:p>
      <text:p text:style-name="P125"><text:span text:style-name="Teletype"><text:span text:style-name="T188">8. Remote Root Directory: /usr/jenkins<text:tab/>( U can define any directory)</text:span></text:span></text:p>
      <text:p text:style-name="P125"><text:span text:style-name="Teletype"><text:span text:style-name="T188">9. </text:span></text:span><text:span text:style-name="Teletype"><text:span text:style-name="T189">Labels : Linux</text:span></text:span></text:p>
      <text:p text:style-name="P126"><text:span text:style-name="Teletype"><text:span text:style-name="T189">10. Launch Method -&gt; Launch agent via execution of command on the master</text:span></text:span></text:p>
      <text:p text:style-name="P127"><text:span text:style-name="Teletype"><text:span text:style-name="T190">11. Launch Command -&gt; ssh </text:span></text:span><text:a xlink:type="simple" xlink:href="mailto:root@198.211.100.174" text:style-name="Internet_20_link" text:visited-style-name="Visited_20_Internet_20_Link"><text:span text:style-name="Teletype"><text:span text:style-name="T190">root@</text:span></text:span></text:a><text:a xlink:type="simple" xlink:href="mailto:root@198.211.100.174" text:style-name="Internet_20_link" text:visited-style-name="Visited_20_Internet_20_Link"><text:span text:style-name="Teletype"><text:span text:style-name="T174">198.211.100.174</text:span></text:span></text:a><text:span text:style-name="Teletype"><text:span text:style-name="T174"> </text:span></text:span><text:span text:style-name="Teletype"><text:span text:style-name="T190">java -jar /root/bin/slave.</text:span></text:span><text:span text:style-name="Teletype"><text:span text:style-name="T191">jar</text:span></text:span></text:p>
      <text:p text:style-name="P128"><text:span text:style-name="Teletype"><text:span text:style-name="T192">12. Save</text:span></text:span></text:p>
      <text:p text:style-name="P128"><text:span text:style-name="Teletype"><text:span text:style-name="T192"/></text:span></text:p>
      <text:p text:style-name="P128"><text:span text:style-name="Teletype"><text:span text:style-name="T192"/></text:span></text:p>
      <text:p text:style-name="P172"><text:span text:style-name="Teletype"><text:span text:style-name="T211">Concurrent Build Execution</text:span></text:span></text:p>
      <text:p text:style-name="P173"><text:span text:style-name="Teletype"><text:span text:style-name="T193">1. New View </text:span></text:span><text:span text:style-name="Teletype"><text:span text:style-name="T194">(Concurrent Jobs)</text:span></text:span></text:p>
      <text:p text:style-name="P173"><text:span text:style-name="Teletype"><text:span text:style-name="T193">2. Select List View</text:span></text:span></text:p>
      <text:p text:style-name="P173"><text:span text:style-name="Teletype"><text:span text:style-name="T193">3. Ok</text:span></text:span></text:p>
      <text:p text:style-name="P173"><text:span text:style-name="Teletype"><text:span text:style-name="T193">4. Click Ok</text:span></text:span></text:p>
      <text:p text:style-name="P174"><text:span text:style-name="Teletype"><text:span text:style-name="T195">1. New Job</text:span></text:span></text:p>
      <text:p text:style-name="P174"><text:span text:style-name="Teletype"><text:span text:style-name="T195">2. Concurrent Job 1</text:span></text:span></text:p>
      <text:p text:style-name="P174"><text:span text:style-name="Teletype"><text:span text:style-name="T195">3. Free sty;e</text:span></text:span></text:p>
      <text:p text:style-name="P174"><text:span text:style-name="Teletype"><text:span text:style-name="T195">4. Old build 5 5</text:span></text:span></text:p>
      <text:p text:style-name="P174"><text:span text:style-name="Teletype"><text:span text:style-name="T195">5. Build step (Enter shell script)</text:span></text:span></text:p>
      <text:p text:style-name="P174"><text:span text:style-name="Teletype"><text:span text:style-name="T195">6. Save</text:span></text:span></text:p>
      <text:p text:style-name="P174"><text:span text:style-name="Teletype"><text:span text:style-name="T195"/></text:span></text:p>
      <text:p text:style-name="P175"><text:span text:style-name="Teletype"><text:span text:style-name="T196">Similarly create two more jobs with same script Con Job2, Con Job 3</text:span></text:span></text:p>
      <text:p text:style-name="P175"><text:span text:style-name="Teletype"><text:span text:style-name="T196"/></text:span></text:p>
      <text:p text:style-name="P176"><text:span text:style-name="Teletype"><text:span text:style-name="T197">Execute all the jobs they will be executed accordtiong to the master schedule.</text:span></text:span></text:p>
      <text:p text:style-name="P176"><text:span text:style-name="Teletype"><text:span text:style-name="T197"/></text:span></text:p>
      <text:p text:style-name="P176"><text:span text:style-name="Teletype"><text:span text:style-name="T197"/></text:span></text:p>
      <text:p text:style-name="P177"><text:span text:style-name="Teletype"><text:span text:style-name="T198">If you want to execute some specific job on some specific slave then then in order to achieve this </text:span></text:span></text:p>
      <text:p text:style-name="P177"><text:span text:style-name="Teletype"><text:span text:style-name="T198">1. We go to manage nodes.</text:span></text:span></text:p>
      <text:p text:style-name="P177"><text:span text:style-name="Teletype"><text:span text:style-name="T198">2. Select the slave</text:span></text:span></text:p>
      <text:p text:style-name="P177"><text:soft-page-break/><text:span text:style-name="Teletype"><text:span text:style-name="T198">3. Go to configuration</text:span></text:span></text:p>
      <text:p text:style-name="P177"><text:span text:style-name="Teletype"><text:span text:style-name="T198">4. Lable (Linux)</text:span></text:span></text:p>
      <text:p text:style-name="P177"><text:span text:style-name="Teletype"><text:span text:style-name="T198">5. Usage -&gt; Only build jobs with label expression matching this node.</text:span></text:span></text:p>
      <text:p text:style-name="P177"><text:span text:style-name="Teletype"><text:span text:style-name="T198"/></text:span></text:p>
      <text:p text:style-name="P177"><text:span text:style-name="Teletype"><text:span text:style-name="T198">To assign a job to particular slave </text:span></text:span></text:p>
      <text:p text:style-name="P177"><text:span text:style-name="Teletype"><text:span text:style-name="T198">1. Go to configure the job.</text:span></text:span></text:p>
      <text:p text:style-name="P177"><text:span text:style-name="Teletype"><text:span text:style-name="T198">2. Check Restrict where this project can be run.</text:span></text:span></text:p>
      <text:p text:style-name="P177"><text:span text:style-name="Teletype"><text:span text:style-name="T198">3. Enter the label expression there.</text:span></text:span></text:p>
      <text:p text:style-name="P178"><text:span text:style-name="Teletype"><text:span text:style-name="T199">4. Save</text:span></text:span></text:p>
      <text:p text:style-name="P178"><text:span text:style-name="Teletype"><text:span text:style-name="T199"/></text:span></text:p>
      <text:p text:style-name="P178"><text:span text:style-name="Teletype"><text:span text:style-name="T199"/></text:span></text:p>
      <text:p text:style-name="P179"><text:span text:style-name="Teletype"><text:span text:style-name="T212">Available Docker Editions</text:span></text:span></text:p>
      <text:p text:style-name="P180"><text:span text:style-name="Teletype"><text:span text:style-name="T201">Docker Editions</text:span></text:span></text:p>
      <text:p text:style-name="P180"><text:span text:style-name="Teletype"><text:span text:style-name="T201">1. Communition Edition</text:span></text:span></text:p>
      <text:p text:style-name="P180"><text:span text:style-name="Teletype"><text:span text:style-name="T201">2. Enterprise Editions</text:span></text:span></text:p>
      <text:p text:style-name="P180"><text:span text:style-name="Teletype"><text:span text:style-name="T201"/></text:span></text:p>
      <text:p text:style-name="P180"><text:span text:style-name="Teletype"><text:span text:style-name="T201">Community Edition</text:span></text:span></text:p>
      <text:p text:style-name="P180"><text:span text:style-name="Teletype"><text:span text:style-name="T201">1. Edge Release</text:span></text:span></text:p>
      <text:p text:style-name="P180"><text:span text:style-name="Teletype"><text:span text:style-name="T201">2. Stable Release</text:span></text:span></text:p>
      <text:p text:style-name="P180"><text:span text:style-name="Teletype"><text:span text:style-name="T201"/></text:span></text:p>
      <text:p text:style-name="P181"><text:span text:style-name="Teletype"><text:span text:style-name="T202">Docker Editions at store.docker.com</text:span></text:span></text:p>
      <text:p text:style-name="P181"><text:span text:style-name="Teletype"><text:span text:style-name="T202"/></text:span></text:p>
      <text:p text:style-name="P173"><text:span text:style-name="Teletype"><text:span text:style-name="T193"/></text:span></text:p>
      <text:p text:style-name="P121"><text:span text:style-name="Teletype"><text:span text:style-name="T184"/></text:span></text:p>
      <text:p text:style-name="P121"><text:span text:style-name="Teletype"><text:span text:style-name="T184"/></text:span></text:p>
      <text:p text:style-name="P45"><text:span text:style-name="Teletype"><text:span text:style-name="T56"/></text:span></text:p>
      <text:p text:style-name="P29"><text:span text:style-name="Teletype"><text:span text:style-name="T29"/></text:span></text:p>
      <text:p text:style-name="P69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9T18:32:26.058864577</dc:date>
    <meta:editing-duration>PT18H45M53S</meta:editing-duration>
    <meta:editing-cycles>261</meta:editing-cycles>
    <meta:generator>LibreOffice/6.0.7.3$Linux_X86_64 LibreOffice_project/00m0$Build-3</meta:generator>
    <meta:document-statistic meta:table-count="0" meta:image-count="0" meta:object-count="0" meta:page-count="10" meta:paragraph-count="322" meta:word-count="2226" meta:character-count="13352" meta:non-whitespace-character-count="11419"/>
  </office:meta>
</office:document-meta>
</file>